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173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25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326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395cm"/>
    </style:style>
    <style:style style:name="co12" style:family="table-column">
      <style:table-column-properties fo:break-before="auto" style:column-width="1.344cm"/>
    </style:style>
    <style:style style:name="co13" style:family="table-column">
      <style:table-column-properties fo:break-before="auto" style:column-width="1.106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1.15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a6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7.716cm" svg:y="13.913cm">
            <draw:object draw:notify-on-update-of-ranges="Feuille1.A4:Feuille1.A24 Feuille1.AD4:Feuille1.A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default-cell-style-name="Default"/>
        <table:table-column table:style-name="co9" table:default-cell-style-name="Default"/>
        <table:table-column table:style-name="co7" table:default-cell-style-name="ce6"/>
        <table:table-column table:style-name="co7" table:default-cell-style-name="Default"/>
        <table:table-column table:style-name="co10" table:default-cell-style-name="Default"/>
        <table:table-column table:style-name="co10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2" table:default-cell-style-name="Default"/>
        <table:table-column table:style-name="co13" table:default-cell-style-name="Default"/>
        <table:table-column table:style-name="co3" table:default-cell-style-name="ce6"/>
        <table:table-column table:style-name="co14" table:default-cell-style-name="Default"/>
        <table:table-column table:style-name="co5" table:default-cell-style-name="Default"/>
        <table:table-column table:style-name="co15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7" table:number-columns-repeated="2" table:default-cell-style-name="Default"/>
        <table:table-row table:style-name="ro1">
          <table:table-cell office:value-type="float" office:value="0.01" calcext:value-type="float">
            <text:p>0,01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n (mmol)</text:p>
          </table:table-cell>
          <table:table-cell/>
          <table:table-cell table:style-name="ce1"/>
          <table:table-cell table:number-columns-repeated="2"/>
          <table:table-cell table:style-name="ce1"/>
          <table:table-cell office:value-type="string" calcext:value-type="string">
            <text:p>n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v</text:p>
          </table:table-cell>
          <table:table-cell table:style-name="ce1" office:value-type="string" calcext:value-type="string" table:number-columns-spanned="2" table:number-rows-spanned="1">
            <text:p>Fe2+ </text:p>
            <text:p>TITRE (0)</text:p>
          </table:table-cell>
          <table:covered-table-cell/>
          <table:table-cell office:value-type="string" calcext:value-type="string">
            <text:p>C</text:p>
          </table:table-cell>
          <table:table-cell table:style-name="ce3" office:value-type="string" calcext:value-type="string" table:number-columns-spanned="2" table:number-rows-spanned="1">
            <text:p>MnO4- TITRANT (1)</text:p>
          </table:table-cell>
          <table:covered-table-cell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2" table:number-rows-spanned="1">
            <text:p>H+</text:p>
            <text:p>EXC (11)</text:p>
          </table:table-cell>
          <table:covered-table-cell/>
          <table:table-cell/>
          <table:table-cell office:value-type="string" calcext:value-type="string">
            <text:p>C</text:p>
          </table:table-cell>
          <table:table-cell table:style-name="ce3" office:value-type="string" calcext:value-type="string" table:number-columns-spanned="2" table:number-rows-spanned="1">
            <text:p>Fe3+</text:p>
            <text:p>PTITRE (4)</text:p>
          </table:table-cell>
          <table:covered-table-cell/>
          <table:table-cell office:value-type="string" calcext:value-type="string">
            <text:p>C</text:p>
          </table:table-cell>
          <table:table-cell table:style-name="ce3" office:value-type="string" calcext:value-type="string" table:number-columns-spanned="2" table:number-rows-spanned="1">
            <text:p>Mn2+ PTITRANT (5)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Cl- (Fe2+) STITRE (8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+</text:p>
            <text:p>STITRANT (9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l-(H+)</text:p>
            <text:p>SEXC (13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H- (12)</text:p>
          </table:table-cell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1" office:value-type="float" office:value="10.7" calcext:value-type="float">
            <text:p>10,7</text:p>
          </table:table-cell>
          <table:table-cell table:number-columns-repeated="2"/>
          <table:table-cell table:style-name="ce1" office:value-type="float" office:value="6.1" calcext:value-type="float">
            <text:p>6,1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number-columns-repeated="3"/>
          <table:table-cell table:style-name="ce1" office:value-type="float" office:value="20.4" calcext:value-type="float">
            <text:p>20,4</text:p>
          </table:table-cell>
          <table:table-cell table:number-columns-repeated="2"/>
          <table:table-cell table:style-name="ce1" office:value-type="float" office:value="10.7" calcext:value-type="float">
            <text:p>10,7</text:p>
          </table:table-cell>
          <table:table-cell table:number-columns-repeated="2"/>
          <table:table-cell table:style-name="ce1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7.4" calcext:value-type="float">
            <text:p>7,4</text:p>
          </table:table-cell>
          <table:table-cell table:number-columns-repeated="2"/>
          <table:table-cell table:style-name="ce1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19.9" calcext:value-type="float">
            <text:p>19,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[.C4]/[.A4]"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table:style-name="ce7" table:formula="of:=[.B4]*[.B$3]" office:value-type="float" office:value="0.535" calcext:value-type="float">
            <text:p>0,535</text:p>
          </table:table-cell>
          <table:table-cell table:style-name="ce5" table:formula="of:=[.F4]/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4]*[.E$3]" office:value-type="float" office:value="0" calcext:value-type="float">
            <text:p>0</text:p>
          </table:table-cell>
          <table:table-cell table:style-name="ce5" table:formula="of:=(-[.AE4]+SQRT([.AE4]*[.AE4]-0.00000000000004))/2" office:value-type="float" office:value="0.19999999999995" calcext:value-type="float">
            <text:p>0,19999999999995</text:p>
          </table:table-cell>
          <table:table-cell table:formula="of:=[.H4]*[.$A4]" office:value-type="float" office:value="1.9999999999995" calcext:value-type="float">
            <text:p>1,9999999999995</text:p>
          </table:table-cell>
          <table:table-cell office:value-type="float" office:value="2" calcext:value-type="float">
            <text:p>2</text:p>
          </table:table-cell>
          <table:table-cell table:style-name="ce7" table:formula="of:=[.H4]*[.H$3]" office:value-type="float" office:value="6.99999999999825" calcext:value-type="float">
            <text:p>6,99999999999825</text:p>
          </table:table-cell>
          <table:table-cell table:style-name="ce5" table:formula="of:=[.M4]/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4]*[.L$3]" office:value-type="float" office:value="0" calcext:value-type="float">
            <text:p>0</text:p>
          </table:table-cell>
          <table:table-cell table:style-name="ce5" table:formula="of:=[.P4]/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O4]*[.O$3]" office:value-type="float" office:value="0" calcext:value-type="float">
            <text:p>0</text:p>
          </table:table-cell>
          <table:table-cell table:style-name="ce5" table:formula="of:=[.S4]/[.A4]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7" table:formula="of:=[.R4]*[.R$3]" office:value-type="float" office:value="0.76" calcext:value-type="float">
            <text:p>0,76</text:p>
          </table:table-cell>
          <table:table-cell table:style-name="ce5" table:formula="of:=[.V4]/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U4]*[.U$3]" office:value-type="float" office:value="0" calcext:value-type="float">
            <text:p>0</text:p>
          </table:table-cell>
          <table:table-cell table:style-name="ce5" table:formula="of:=[.Y4]/[.A4]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7" table:formula="of:=[.X4]*[.X$3]" office:value-type="float" office:value="1.52" calcext:value-type="float">
            <text:p>1,52</text:p>
          </table:table-cell>
          <table:table-cell table:style-name="ce5" table:formula="of:=0.00000000000001/[.H4]" office:value-type="float" office:value="0.00000000000005" calcext:value-type="float">
            <text:p>5E-14</text:p>
          </table:table-cell>
          <table:table-cell table:formula="of:=[.AA4]*[.A4]" office:value-type="float" office:value="0.0000000000005" calcext:value-type="float">
            <text:p>5E-13</text:p>
          </table:table-cell>
          <table:table-cell table:formula="of:=[.AA4]*[.AA$3]" office:value-type="float" office:value="0.000000000000995" calcext:value-type="float">
            <text:p>9,95E-13</text:p>
          </table:table-cell>
          <table:table-cell table:formula="of:=[.D4]+[.G4]+[.K4]+[.N4]+[.Q4]+[.T4]+[.W4]+[.Z4]+[.AC4]+[.AF4]" office:value-type="float" office:value="9.81499999999924" calcext:value-type="float">
            <text:p>9,81499999999924</text:p>
          </table:table-cell>
          <table:table-cell table:style-name="ce6" table:formula="of:=2*[.B4]-[.E4]+3*[.L4]+2*[.O4]-[.R4]+[.U4] - [.X4]"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[.C5]/[.A5]" office:value-type="float" office:value="0.0409090909090909" calcext:value-type="float">
            <text:p>0,040909090909091</text:p>
          </table:table-cell>
          <table:table-cell table:formula="of:=[.C4]-5*[.$A$1]" office:value-type="float" office:value="0.45" calcext:value-type="float">
            <text:p>0,45</text:p>
          </table:table-cell>
          <table:table-cell table:style-name="ce7" table:formula="of:=[.B5]*[.B$3]" office:value-type="float" office:value="0.437727272727273" calcext:value-type="float">
            <text:p>0,437727272727273</text:p>
          </table:table-cell>
          <table:table-cell table:style-name="ce5" table:formula="of:=[.F5]/[.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5]*[.E$3]" office:value-type="float" office:value="0" calcext:value-type="float">
            <text:p>0</text:p>
          </table:table-cell>
          <table:table-cell table:style-name="ce5" table:formula="of:=(-[.AE5]+SQRT([.AE5]*[.AE5]-0.00000000000004))/2" office:value-type="float" office:value="0.174545454545397" calcext:value-type="float">
            <text:p>0,174545454545397</text:p>
          </table:table-cell>
          <table:table-cell table:formula="of:=[.I4]-8*[.$A$1]" office:value-type="float" office:value="1.9199999999995" calcext:value-type="float">
            <text:p>1,9199999999995</text:p>
          </table:table-cell>
          <table:table-cell table:formula="of:=[.J4]-8*[.$A$1]" office:value-type="float" office:value="1.92" calcext:value-type="float">
            <text:p>1,92</text:p>
          </table:table-cell>
          <table:table-cell table:style-name="ce7" table:formula="of:=[.H5]*[.H$3]" office:value-type="float" office:value="6.10909090908891" calcext:value-type="float">
            <text:p>6,10909090908891</text:p>
          </table:table-cell>
          <table:table-cell table:style-name="ce5" table:formula="of:=[.M5]/[.A5]" office:value-type="float" office:value="0.00454545454545455" calcext:value-type="float">
            <text:p>0,004545454545455</text:p>
          </table:table-cell>
          <table:table-cell table:formula="of:=[.M4]+5*[.$A$1]" office:value-type="float" office:value="0.05" calcext:value-type="float">
            <text:p>0,05</text:p>
          </table:table-cell>
          <table:table-cell table:style-name="ce7" table:formula="of:=[.L5]*[.L$3]" office:value-type="float" office:value="0.0927272727272727" calcext:value-type="float">
            <text:p>0,092727272727273</text:p>
          </table:table-cell>
          <table:table-cell table:style-name="ce5" table:formula="of:=[.P5]/[.A5]" office:value-type="float" office:value="0.000909090909090909" calcext:value-type="float">
            <text:p>0,000909090909091</text:p>
          </table:table-cell>
          <table:table-cell table:formula="of:=[.P4]+[.$A$1]" office:value-type="float" office:value="0.01" calcext:value-type="float">
            <text:p>0,01</text:p>
          </table:table-cell>
          <table:table-cell table:style-name="ce7" table:formula="of:=[.O5]*[.O$3]" office:value-type="float" office:value="0.00972727272727273" calcext:value-type="float">
            <text:p>0,009727272727273</text:p>
          </table:table-cell>
          <table:table-cell table:style-name="ce5" table:formula="of:=[.S5]/[.A5]" office:value-type="float" office:value="0.0909090909090909" calcext:value-type="float">
            <text:p>0,090909090909091</text:p>
          </table:table-cell>
          <table:table-cell office:value-type="float" office:value="1" calcext:value-type="float">
            <text:p>1</text:p>
          </table:table-cell>
          <table:table-cell table:style-name="ce7" table:formula="of:=[.R5]*[.R$3]" office:value-type="float" office:value="0.690909090909091" calcext:value-type="float">
            <text:p>0,690909090909091</text:p>
          </table:table-cell>
          <table:table-cell table:style-name="ce5" table:formula="of:=[.V5]/[.A5]" office:value-type="float" office:value="0.000909090909090909" calcext:value-type="float">
            <text:p>0,000909090909091</text:p>
          </table:table-cell>
          <table:table-cell table:formula="of:=[.$A$1]+[.V4]" office:value-type="float" office:value="0.01" calcext:value-type="float">
            <text:p>0,01</text:p>
          </table:table-cell>
          <table:table-cell table:style-name="ce7" table:formula="of:=[.U5]*[.U$3]" office:value-type="float" office:value="0.00672727272727273" calcext:value-type="float">
            <text:p>0,006727272727273</text:p>
          </table:table-cell>
          <table:table-cell table:style-name="ce5" table:formula="of:=[.Y5]/[.A5]" office:value-type="float" office:value="0.181818181818182" calcext:value-type="float">
            <text:p>0,181818181818182</text:p>
          </table:table-cell>
          <table:table-cell table:formula="of:=[.Y4]" office:value-type="float" office:value="2" calcext:value-type="float">
            <text:p>2</text:p>
          </table:table-cell>
          <table:table-cell table:style-name="ce7" table:formula="of:=[.X5]*[.X$3]" office:value-type="float" office:value="1.38181818181818" calcext:value-type="float">
            <text:p>1,38181818181818</text:p>
          </table:table-cell>
          <table:table-cell table:style-name="ce5" table:formula="of:=0.00000000000001/[.H5]" office:value-type="float" office:value="0.00000000000005729167" calcext:value-type="float">
            <text:p>5,729167E-14</text:p>
          </table:table-cell>
          <table:table-cell table:formula="of:=[.AA5]*[.A5]" office:value-type="float" office:value="0.00000000000063020837" calcext:value-type="float">
            <text:p>6,3020837E-13</text:p>
          </table:table-cell>
          <table:table-cell table:formula="of:=[.AA5]*[.AA$3]" office:value-type="float" office:value="0.00000000000114010423" calcext:value-type="float">
            <text:p>1,140104233E-12</text:p>
          </table:table-cell>
          <table:table-cell table:formula="of:=[.D5]+[.G5]+[.K5]+[.N5]+[.Q5]+[.T5]+[.W5]+[.Z5]+[.AC5]+[.AF5]" office:value-type="float" office:value="8.72872727272641" calcext:value-type="float">
            <text:p>8,72872727272641</text:p>
          </table:table-cell>
          <table:table-cell table:style-name="ce6" table:formula="of:=2*[.B5]-[.E5]+3*[.L5]+2*[.O5]-[.R5]+[.U5] - [.X5]" office:value-type="float" office:value="-0.174545454545455" calcext:value-type="float">
            <text:p>-0,17454545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[.C6]/[.A6]" office:value-type="float" office:value="0.0333333333333333" calcext:value-type="float">
            <text:p>0,033333333333333</text:p>
          </table:table-cell>
          <table:table-cell table:formula="of:=[.C5]-5*[.$A$1]" office:value-type="float" office:value="0.4" calcext:value-type="float">
            <text:p>0,4</text:p>
          </table:table-cell>
          <table:table-cell table:style-name="ce7" table:formula="of:=[.B6]*[.B$3]" office:value-type="float" office:value="0.356666666666667" calcext:value-type="float">
            <text:p>0,356666666666667</text:p>
          </table:table-cell>
          <table:table-cell table:style-name="ce5" table:formula="of:=[.F6]/[.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6]*[.E$3]" office:value-type="float" office:value="0" calcext:value-type="float">
            <text:p>0</text:p>
          </table:table-cell>
          <table:table-cell table:style-name="ce5" table:formula="of:=(-[.AE6]+SQRT([.AE6]*[.AE6]-0.00000000000004))/2" office:value-type="float" office:value="0.153333333333268" calcext:value-type="float">
            <text:p>0,153333333333268</text:p>
          </table:table-cell>
          <table:table-cell table:formula="of:=[.I5]-8*[.$A$1]" office:value-type="float" office:value="1.8399999999995" calcext:value-type="float">
            <text:p>1,8399999999995</text:p>
          </table:table-cell>
          <table:table-cell table:formula="of:=[.J5]-8*[.$A$1]" office:value-type="float" office:value="1.84" calcext:value-type="float">
            <text:p>1,84</text:p>
          </table:table-cell>
          <table:table-cell table:style-name="ce7" table:formula="of:=[.H6]*[.H$3]" office:value-type="float" office:value="5.36666666666438" calcext:value-type="float">
            <text:p>5,36666666666438</text:p>
          </table:table-cell>
          <table:table-cell table:style-name="ce5" table:formula="of:=[.M6]/[.A6]" office:value-type="float" office:value="0.00833333333333333" calcext:value-type="float">
            <text:p>0,008333333333333</text:p>
          </table:table-cell>
          <table:table-cell table:formula="of:=[.M5]+5*[.$A$1]" office:value-type="float" office:value="0.1" calcext:value-type="float">
            <text:p>0,1</text:p>
          </table:table-cell>
          <table:table-cell table:style-name="ce7" table:formula="of:=[.L6]*[.L$3]" office:value-type="float" office:value="0.17" calcext:value-type="float">
            <text:p>0,17</text:p>
          </table:table-cell>
          <table:table-cell table:style-name="ce5" table:formula="of:=[.P6]/[.A6]" office:value-type="float" office:value="0.00166666666666667" calcext:value-type="float">
            <text:p>0,001666666666667</text:p>
          </table:table-cell>
          <table:table-cell table:formula="of:=[.P5]+[.$A$1]" office:value-type="float" office:value="0.02" calcext:value-type="float">
            <text:p>0,02</text:p>
          </table:table-cell>
          <table:table-cell table:style-name="ce7" table:formula="of:=[.O6]*[.O$3]" office:value-type="float" office:value="0.0178333333333333" calcext:value-type="float">
            <text:p>0,017833333333333</text:p>
          </table:table-cell>
          <table:table-cell table:style-name="ce5" table:formula="of:=[.S6]/[.A6]" office:value-type="float" office:value="0.0833333333333333" calcext:value-type="float">
            <text:p>0,083333333333333</text:p>
          </table:table-cell>
          <table:table-cell office:value-type="float" office:value="1" calcext:value-type="float">
            <text:p>1</text:p>
          </table:table-cell>
          <table:table-cell table:style-name="ce7" table:formula="of:=[.R6]*[.R$3]" office:value-type="float" office:value="0.633333333333333" calcext:value-type="float">
            <text:p>0,633333333333333</text:p>
          </table:table-cell>
          <table:table-cell table:style-name="ce5" table:formula="of:=[.V6]/[.A6]" office:value-type="float" office:value="0.00166666666666667" calcext:value-type="float">
            <text:p>0,001666666666667</text:p>
          </table:table-cell>
          <table:table-cell table:formula="of:=[.$A$1]+[.V5]" office:value-type="float" office:value="0.02" calcext:value-type="float">
            <text:p>0,02</text:p>
          </table:table-cell>
          <table:table-cell table:style-name="ce7" table:formula="of:=[.U6]*[.U$3]" office:value-type="float" office:value="0.0123333333333333" calcext:value-type="float">
            <text:p>0,012333333333333</text:p>
          </table:table-cell>
          <table:table-cell table:style-name="ce5" table:formula="of:=[.Y6]/[.A6]" office:value-type="float" office:value="0.166666666666667" calcext:value-type="float">
            <text:p>0,166666666666667</text:p>
          </table:table-cell>
          <table:table-cell table:formula="of:=[.Y5]" office:value-type="float" office:value="2" calcext:value-type="float">
            <text:p>2</text:p>
          </table:table-cell>
          <table:table-cell table:style-name="ce7" table:formula="of:=[.X6]*[.X$3]" office:value-type="float" office:value="1.26666666666667" calcext:value-type="float">
            <text:p>1,26666666666667</text:p>
          </table:table-cell>
          <table:table-cell table:style-name="ce5" table:formula="of:=0.00000000000001/[.H6]" office:value-type="float" office:value="0.00000000000006521739" calcext:value-type="float">
            <text:p>6,521739E-14</text:p>
          </table:table-cell>
          <table:table-cell table:formula="of:=[.AA6]*[.A6]" office:value-type="float" office:value="0.00000000000078260868" calcext:value-type="float">
            <text:p>7,8260868E-13</text:p>
          </table:table-cell>
          <table:table-cell table:formula="of:=[.AA6]*[.AA$3]" office:value-type="float" office:value="0.00000000000129782606" calcext:value-type="float">
            <text:p>1,297826061E-12</text:p>
          </table:table-cell>
          <table:table-cell table:formula="of:=[.D6]+[.G6]+[.K6]+[.N6]+[.Q6]+[.T6]+[.W6]+[.Z6]+[.AC6]+[.AF6]" office:value-type="float" office:value="7.82349999999901" calcext:value-type="float">
            <text:p>7,82349999999901</text:p>
          </table:table-cell>
          <table:table-cell table:style-name="ce6" table:formula="of:=2*[.B6]-[.E6]+3*[.L6]+2*[.O6]-[.R6]+[.U6] - [.X6]" office:value-type="float" office:value="-0.153333333333333" calcext:value-type="float">
            <text:p>-0,15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[.C7]/[.A7]" office:value-type="float" office:value="0.0269230769230769" calcext:value-type="float">
            <text:p>0,026923076923077</text:p>
          </table:table-cell>
          <table:table-cell table:formula="of:=[.C6]-5*[.$A$1]" office:value-type="float" office:value="0.35" calcext:value-type="float">
            <text:p>0,35</text:p>
          </table:table-cell>
          <table:table-cell table:style-name="ce7" table:formula="of:=[.B7]*[.B$3]" office:value-type="float" office:value="0.288076923076923" calcext:value-type="float">
            <text:p>0,288076923076923</text:p>
          </table:table-cell>
          <table:table-cell table:style-name="ce5" table:formula="of:=[.F7]/[.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7]*[.E$3]" office:value-type="float" office:value="0" calcext:value-type="float">
            <text:p>0</text:p>
          </table:table-cell>
          <table:table-cell table:style-name="ce5" table:formula="of:=(-[.AE7]+SQRT([.AE7]*[.AE7]-0.00000000000004))/2" office:value-type="float" office:value="0.135384615384542" calcext:value-type="float">
            <text:p>0,135384615384542</text:p>
          </table:table-cell>
          <table:table-cell table:formula="of:=[.I6]-8*[.$A$1]" office:value-type="float" office:value="1.7599999999995" calcext:value-type="float">
            <text:p>1,7599999999995</text:p>
          </table:table-cell>
          <table:table-cell table:formula="of:=[.J6]-8*[.$A$1]" office:value-type="float" office:value="1.76" calcext:value-type="float">
            <text:p>1,76</text:p>
          </table:table-cell>
          <table:table-cell table:style-name="ce7" table:formula="of:=[.H7]*[.H$3]" office:value-type="float" office:value="4.73846153845895" calcext:value-type="float">
            <text:p>4,73846153845895</text:p>
          </table:table-cell>
          <table:table-cell table:style-name="ce5" table:formula="of:=[.M7]/[.A7]" office:value-type="float" office:value="0.0115384615384615" calcext:value-type="float">
            <text:p>0,011538461538462</text:p>
          </table:table-cell>
          <table:table-cell table:formula="of:=[.M6]+5*[.$A$1]" office:value-type="float" office:value="0.15" calcext:value-type="float">
            <text:p>0,15</text:p>
          </table:table-cell>
          <table:table-cell table:style-name="ce7" table:formula="of:=[.L7]*[.L$3]" office:value-type="float" office:value="0.235384615384615" calcext:value-type="float">
            <text:p>0,235384615384615</text:p>
          </table:table-cell>
          <table:table-cell table:style-name="ce5" table:formula="of:=[.P7]/[.A7]" office:value-type="float" office:value="0.00230769230769231" calcext:value-type="float">
            <text:p>0,002307692307692</text:p>
          </table:table-cell>
          <table:table-cell table:formula="of:=[.P6]+[.$A$1]" office:value-type="float" office:value="0.03" calcext:value-type="float">
            <text:p>0,03</text:p>
          </table:table-cell>
          <table:table-cell table:style-name="ce7" table:formula="of:=[.O7]*[.O$3]" office:value-type="float" office:value="0.0246923076923077" calcext:value-type="float">
            <text:p>0,024692307692308</text:p>
          </table:table-cell>
          <table:table-cell table:style-name="ce5" table:formula="of:=[.S7]/[.A7]" office:value-type="float" office:value="0.0769230769230769" calcext:value-type="float">
            <text:p>0,076923076923077</text:p>
          </table:table-cell>
          <table:table-cell office:value-type="float" office:value="1" calcext:value-type="float">
            <text:p>1</text:p>
          </table:table-cell>
          <table:table-cell table:style-name="ce7" table:formula="of:=[.R7]*[.R$3]" office:value-type="float" office:value="0.584615384615385" calcext:value-type="float">
            <text:p>0,584615384615385</text:p>
          </table:table-cell>
          <table:table-cell table:style-name="ce5" table:formula="of:=[.V7]/[.A7]" office:value-type="float" office:value="0.00230769230769231" calcext:value-type="float">
            <text:p>0,002307692307692</text:p>
          </table:table-cell>
          <table:table-cell table:formula="of:=[.$A$1]+[.V6]" office:value-type="float" office:value="0.03" calcext:value-type="float">
            <text:p>0,03</text:p>
          </table:table-cell>
          <table:table-cell table:style-name="ce7" table:formula="of:=[.U7]*[.U$3]" office:value-type="float" office:value="0.0170769230769231" calcext:value-type="float">
            <text:p>0,017076923076923</text:p>
          </table:table-cell>
          <table:table-cell table:style-name="ce5" table:formula="of:=[.Y7]/[.A7]" office:value-type="float" office:value="0.153846153846154" calcext:value-type="float">
            <text:p>0,153846153846154</text:p>
          </table:table-cell>
          <table:table-cell table:formula="of:=[.Y6]" office:value-type="float" office:value="2" calcext:value-type="float">
            <text:p>2</text:p>
          </table:table-cell>
          <table:table-cell table:style-name="ce7" table:formula="of:=[.X7]*[.X$3]" office:value-type="float" office:value="1.16923076923077" calcext:value-type="float">
            <text:p>1,16923076923077</text:p>
          </table:table-cell>
          <table:table-cell table:style-name="ce5" table:formula="of:=0.00000000000001/[.H7]" office:value-type="float" office:value="0.00000000000007386364" calcext:value-type="float">
            <text:p>7,386364E-14</text:p>
          </table:table-cell>
          <table:table-cell table:formula="of:=[.AA7]*[.A7]" office:value-type="float" office:value="0.00000000000096022732" calcext:value-type="float">
            <text:p>9,6022732E-13</text:p>
          </table:table-cell>
          <table:table-cell table:formula="of:=[.AA7]*[.AA$3]" office:value-type="float" office:value="0.00000000000146988644" calcext:value-type="float">
            <text:p>1,469886436E-12</text:p>
          </table:table-cell>
          <table:table-cell table:formula="of:=[.D7]+[.G7]+[.K7]+[.N7]+[.Q7]+[.T7]+[.W7]+[.Z7]+[.AC7]+[.AF7]" office:value-type="float" office:value="7.05753846153734" calcext:value-type="float">
            <text:p>7,05753846153734</text:p>
          </table:table-cell>
          <table:table-cell table:style-name="ce6" table:formula="of:=2*[.B7]-[.E7]+3*[.L7]+2*[.O7]-[.R7]+[.U7] - [.X7]" office:value-type="float" office:value="-0.135384615384615" calcext:value-type="float">
            <text:p>-0,13538461538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[.C8]/[.A8]" office:value-type="float" office:value="0.0214285714285714" calcext:value-type="float">
            <text:p>0,021428571428571</text:p>
          </table:table-cell>
          <table:table-cell table:formula="of:=[.C7]-5*[.$A$1]" office:value-type="float" office:value="0.3" calcext:value-type="float">
            <text:p>0,3</text:p>
          </table:table-cell>
          <table:table-cell table:style-name="ce7" table:formula="of:=[.B8]*[.B$3]" office:value-type="float" office:value="0.229285714285714" calcext:value-type="float">
            <text:p>0,229285714285714</text:p>
          </table:table-cell>
          <table:table-cell table:style-name="ce5" table:formula="of:=[.F8]/[.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8]*[.E$3]" office:value-type="float" office:value="0" calcext:value-type="float">
            <text:p>0</text:p>
          </table:table-cell>
          <table:table-cell table:style-name="ce5" table:formula="of:=(-[.AE8]+SQRT([.AE8]*[.AE8]-0.00000000000004))/2" office:value-type="float" office:value="0.119999999999917" calcext:value-type="float">
            <text:p>0,119999999999917</text:p>
          </table:table-cell>
          <table:table-cell table:formula="of:=[.I7]-8*[.$A$1]" office:value-type="float" office:value="1.6799999999995" calcext:value-type="float">
            <text:p>1,6799999999995</text:p>
          </table:table-cell>
          <table:table-cell table:formula="of:=[.J7]-8*[.$A$1]" office:value-type="float" office:value="1.68" calcext:value-type="float">
            <text:p>1,68</text:p>
          </table:table-cell>
          <table:table-cell table:style-name="ce7" table:formula="of:=[.H8]*[.H$3]" office:value-type="float" office:value="4.19999999999708" calcext:value-type="float">
            <text:p>4,19999999999708</text:p>
          </table:table-cell>
          <table:table-cell table:style-name="ce5" table:formula="of:=[.M8]/[.A8]" office:value-type="float" office:value="0.0142857142857143" calcext:value-type="float">
            <text:p>0,014285714285714</text:p>
          </table:table-cell>
          <table:table-cell table:formula="of:=[.M7]+5*[.$A$1]" office:value-type="float" office:value="0.2" calcext:value-type="float">
            <text:p>0,2</text:p>
          </table:table-cell>
          <table:table-cell table:style-name="ce7" table:formula="of:=[.L8]*[.L$3]" office:value-type="float" office:value="0.291428571428571" calcext:value-type="float">
            <text:p>0,291428571428571</text:p>
          </table:table-cell>
          <table:table-cell table:style-name="ce5" table:formula="of:=[.P8]/[.A8]" office:value-type="float" office:value="0.00285714285714286" calcext:value-type="float">
            <text:p>0,002857142857143</text:p>
          </table:table-cell>
          <table:table-cell table:formula="of:=[.P7]+[.$A$1]" office:value-type="float" office:value="0.04" calcext:value-type="float">
            <text:p>0,04</text:p>
          </table:table-cell>
          <table:table-cell table:style-name="ce7" table:formula="of:=[.O8]*[.O$3]" office:value-type="float" office:value="0.0305714285714286" calcext:value-type="float">
            <text:p>0,030571428571429</text:p>
          </table:table-cell>
          <table:table-cell table:style-name="ce5" table:formula="of:=[.S8]/[.A8]" office:value-type="float" office:value="0.0714285714285714" calcext:value-type="float">
            <text:p>0,071428571428571</text:p>
          </table:table-cell>
          <table:table-cell office:value-type="float" office:value="1" calcext:value-type="float">
            <text:p>1</text:p>
          </table:table-cell>
          <table:table-cell table:style-name="ce7" table:formula="of:=[.R8]*[.R$3]" office:value-type="float" office:value="0.542857142857143" calcext:value-type="float">
            <text:p>0,542857142857143</text:p>
          </table:table-cell>
          <table:table-cell table:style-name="ce5" table:formula="of:=[.V8]/[.A8]" office:value-type="float" office:value="0.00285714285714286" calcext:value-type="float">
            <text:p>0,002857142857143</text:p>
          </table:table-cell>
          <table:table-cell table:formula="of:=[.$A$1]+[.V7]" office:value-type="float" office:value="0.04" calcext:value-type="float">
            <text:p>0,04</text:p>
          </table:table-cell>
          <table:table-cell table:style-name="ce7" table:formula="of:=[.U8]*[.U$3]" office:value-type="float" office:value="0.0211428571428571" calcext:value-type="float">
            <text:p>0,021142857142857</text:p>
          </table:table-cell>
          <table:table-cell table:style-name="ce5" table:formula="of:=[.Y8]/[.A8]" office:value-type="float" office:value="0.142857142857143" calcext:value-type="float">
            <text:p>0,142857142857143</text:p>
          </table:table-cell>
          <table:table-cell table:formula="of:=[.Y7]" office:value-type="float" office:value="2" calcext:value-type="float">
            <text:p>2</text:p>
          </table:table-cell>
          <table:table-cell table:style-name="ce7" table:formula="of:=[.X8]*[.X$3]" office:value-type="float" office:value="1.08571428571429" calcext:value-type="float">
            <text:p>1,08571428571429</text:p>
          </table:table-cell>
          <table:table-cell table:style-name="ce5" table:formula="of:=0.00000000000001/[.H8]" office:value-type="float" office:value="0.00000000000008333333" calcext:value-type="float">
            <text:p>8,333333E-14</text:p>
          </table:table-cell>
          <table:table-cell table:formula="of:=[.AA8]*[.A8]" office:value-type="float" office:value="0.00000000000116666662" calcext:value-type="float">
            <text:p>1,16666662E-12</text:p>
          </table:table-cell>
          <table:table-cell table:formula="of:=[.AA8]*[.AA$3]" office:value-type="float" office:value="0.00000000000165833327" calcext:value-type="float">
            <text:p>1,658333267E-12</text:p>
          </table:table-cell>
          <table:table-cell table:formula="of:=[.D8]+[.G8]+[.K8]+[.N8]+[.Q8]+[.T8]+[.W8]+[.Z8]+[.AC8]+[.AF8]" office:value-type="float" office:value="6.40099999999874" calcext:value-type="float">
            <text:p>6,40099999999874</text:p>
          </table:table-cell>
          <table:table-cell table:style-name="ce6" table:formula="of:=2*[.B8]-[.E8]+3*[.L8]+2*[.O8]-[.R8]+[.U8] - [.X8]" office:value-type="float" office:value="-0.12" calcext:value-type="float">
            <text:p>-0,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[.C9]/[.A9]" office:value-type="float" office:value="0.0166666666666667" calcext:value-type="float">
            <text:p>0,016666666666667</text:p>
          </table:table-cell>
          <table:table-cell table:formula="of:=[.C8]-5*[.$A$1]" office:value-type="float" office:value="0.25" calcext:value-type="float">
            <text:p>0,25</text:p>
          </table:table-cell>
          <table:table-cell table:style-name="ce7" table:formula="of:=[.B9]*[.B$3]" office:value-type="float" office:value="0.178333333333333" calcext:value-type="float">
            <text:p>0,178333333333333</text:p>
          </table:table-cell>
          <table:table-cell table:style-name="ce5" table:formula="of:=[.F9]/[.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9]*[.E$3]" office:value-type="float" office:value="0" calcext:value-type="float">
            <text:p>0</text:p>
          </table:table-cell>
          <table:table-cell table:style-name="ce5" table:formula="of:=(-[.AE9]+SQRT([.AE9]*[.AE9]-0.00000000000004))/2" office:value-type="float" office:value="0.106666666666573" calcext:value-type="float">
            <text:p>0,106666666666573</text:p>
          </table:table-cell>
          <table:table-cell table:formula="of:=[.I8]-8*[.$A$1]" office:value-type="float" office:value="1.5999999999995" calcext:value-type="float">
            <text:p>1,5999999999995</text:p>
          </table:table-cell>
          <table:table-cell table:formula="of:=[.J8]-8*[.$A$1]" office:value-type="float" office:value="1.6" calcext:value-type="float">
            <text:p>1,6</text:p>
          </table:table-cell>
          <table:table-cell table:style-name="ce7" table:formula="of:=[.H9]*[.H$3]" office:value-type="float" office:value="3.73333333333005" calcext:value-type="float">
            <text:p>3,73333333333005</text:p>
          </table:table-cell>
          <table:table-cell table:style-name="ce5" table:formula="of:=[.M9]/[.A9]" office:value-type="float" office:value="0.0166666666666667" calcext:value-type="float">
            <text:p>0,016666666666667</text:p>
          </table:table-cell>
          <table:table-cell table:formula="of:=[.M8]+5*[.$A$1]" office:value-type="float" office:value="0.25" calcext:value-type="float">
            <text:p>0,25</text:p>
          </table:table-cell>
          <table:table-cell table:style-name="ce7" table:formula="of:=[.L9]*[.L$3]" office:value-type="float" office:value="0.34" calcext:value-type="float">
            <text:p>0,34</text:p>
          </table:table-cell>
          <table:table-cell table:style-name="ce5" table:formula="of:=[.P9]/[.A9]" office:value-type="float" office:value="0.00333333333333333" calcext:value-type="float">
            <text:p>0,003333333333333</text:p>
          </table:table-cell>
          <table:table-cell table:formula="of:=[.P8]+[.$A$1]" office:value-type="float" office:value="0.05" calcext:value-type="float">
            <text:p>0,05</text:p>
          </table:table-cell>
          <table:table-cell table:style-name="ce7" table:formula="of:=[.O9]*[.O$3]" office:value-type="float" office:value="0.0356666666666667" calcext:value-type="float">
            <text:p>0,035666666666667</text:p>
          </table:table-cell>
          <table:table-cell table:style-name="ce5" table:formula="of:=[.S9]/[.A9]" office:value-type="float" office:value="0.0666666666666667" calcext:value-type="float">
            <text:p>0,066666666666667</text:p>
          </table:table-cell>
          <table:table-cell office:value-type="float" office:value="1" calcext:value-type="float">
            <text:p>1</text:p>
          </table:table-cell>
          <table:table-cell table:style-name="ce7" table:formula="of:=[.R9]*[.R$3]" office:value-type="float" office:value="0.506666666666667" calcext:value-type="float">
            <text:p>0,506666666666667</text:p>
          </table:table-cell>
          <table:table-cell table:style-name="ce5" table:formula="of:=[.V9]/[.A9]" office:value-type="float" office:value="0.00333333333333333" calcext:value-type="float">
            <text:p>0,003333333333333</text:p>
          </table:table-cell>
          <table:table-cell table:formula="of:=[.$A$1]+[.V8]" office:value-type="float" office:value="0.05" calcext:value-type="float">
            <text:p>0,05</text:p>
          </table:table-cell>
          <table:table-cell table:style-name="ce7" table:formula="of:=[.U9]*[.U$3]" office:value-type="float" office:value="0.0246666666666667" calcext:value-type="float">
            <text:p>0,024666666666667</text:p>
          </table:table-cell>
          <table:table-cell table:style-name="ce5" table:formula="of:=[.Y9]/[.A9]" office:value-type="float" office:value="0.133333333333333" calcext:value-type="float">
            <text:p>0,133333333333333</text:p>
          </table:table-cell>
          <table:table-cell table:formula="of:=[.Y8]" office:value-type="float" office:value="2" calcext:value-type="float">
            <text:p>2</text:p>
          </table:table-cell>
          <table:table-cell table:style-name="ce7" table:formula="of:=[.X9]*[.X$3]" office:value-type="float" office:value="1.01333333333333" calcext:value-type="float">
            <text:p>1,01333333333333</text:p>
          </table:table-cell>
          <table:table-cell table:style-name="ce5" table:formula="of:=0.00000000000001/[.H9]" office:value-type="float" office:value="0.00000000000009375" calcext:value-type="float">
            <text:p>9,375E-14</text:p>
          </table:table-cell>
          <table:table-cell table:formula="of:=[.AA9]*[.A9]" office:value-type="float" office:value="0.00000000000140625" calcext:value-type="float">
            <text:p>1,40625E-12</text:p>
          </table:table-cell>
          <table:table-cell table:formula="of:=[.AA9]*[.AA$3]" office:value-type="float" office:value="0.000000000001865625" calcext:value-type="float">
            <text:p>1,865625E-12</text:p>
          </table:table-cell>
          <table:table-cell table:formula="of:=[.D9]+[.G9]+[.K9]+[.N9]+[.Q9]+[.T9]+[.W9]+[.Z9]+[.AC9]+[.AF9]" office:value-type="float" office:value="5.83199999999858" calcext:value-type="float">
            <text:p>5,83199999999858</text:p>
          </table:table-cell>
          <table:table-cell table:style-name="ce6" table:formula="of:=2*[.B9]-[.E9]+3*[.L9]+2*[.O9]-[.R9]+[.U9] - [.X9]" office:value-type="float" office:value="-0.106666666666667" calcext:value-type="float">
            <text:p>-0,10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[.C10]/[.A10]" office:value-type="float" office:value="0.0125" calcext:value-type="float">
            <text:p>0,0125</text:p>
          </table:table-cell>
          <table:table-cell table:formula="of:=[.C9]-5*[.$A$1]" office:value-type="float" office:value="0.2" calcext:value-type="float">
            <text:p>0,2</text:p>
          </table:table-cell>
          <table:table-cell table:style-name="ce7" table:formula="of:=[.B10]*[.B$3]" office:value-type="float" office:value="0.13375" calcext:value-type="float">
            <text:p>0,13375</text:p>
          </table:table-cell>
          <table:table-cell table:style-name="ce5" table:formula="of:=[.F10]/[.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10]*[.E$3]" office:value-type="float" office:value="0" calcext:value-type="float">
            <text:p>0</text:p>
          </table:table-cell>
          <table:table-cell table:style-name="ce5" table:formula="of:=(-[.AE10]+SQRT([.AE10]*[.AE10]-0.00000000000004))/2" office:value-type="float" office:value="0.0949999999998947" calcext:value-type="float">
            <text:p>0,094999999999895</text:p>
          </table:table-cell>
          <table:table-cell table:formula="of:=[.I9]-8*[.$A$1]" office:value-type="float" office:value="1.5199999999995" calcext:value-type="float">
            <text:p>1,5199999999995</text:p>
          </table:table-cell>
          <table:table-cell table:formula="of:=[.J9]-8*[.$A$1]" office:value-type="float" office:value="1.52" calcext:value-type="float">
            <text:p>1,52</text:p>
          </table:table-cell>
          <table:table-cell table:style-name="ce7" table:formula="of:=[.H10]*[.H$3]" office:value-type="float" office:value="3.32499999999632" calcext:value-type="float">
            <text:p>3,32499999999632</text:p>
          </table:table-cell>
          <table:table-cell table:style-name="ce5" table:formula="of:=[.M10]/[.A10]" office:value-type="float" office:value="0.01875" calcext:value-type="float">
            <text:p>0,01875</text:p>
          </table:table-cell>
          <table:table-cell table:formula="of:=[.M9]+5*[.$A$1]" office:value-type="float" office:value="0.3" calcext:value-type="float">
            <text:p>0,3</text:p>
          </table:table-cell>
          <table:table-cell table:style-name="ce7" table:formula="of:=[.L10]*[.L$3]" office:value-type="float" office:value="0.3825" calcext:value-type="float">
            <text:p>0,3825</text:p>
          </table:table-cell>
          <table:table-cell table:style-name="ce5" table:formula="of:=[.P10]/[.A10]" office:value-type="float" office:value="0.00375" calcext:value-type="float">
            <text:p>0,00375</text:p>
          </table:table-cell>
          <table:table-cell table:formula="of:=[.P9]+[.$A$1]" office:value-type="float" office:value="0.06" calcext:value-type="float">
            <text:p>0,06</text:p>
          </table:table-cell>
          <table:table-cell table:style-name="ce7" table:formula="of:=[.O10]*[.O$3]" office:value-type="float" office:value="0.040125" calcext:value-type="float">
            <text:p>0,040125</text:p>
          </table:table-cell>
          <table:table-cell table:style-name="ce5" table:formula="of:=[.S10]/[.A10]" office:value-type="float" office:value="0.0625" calcext:value-type="float">
            <text:p>0,0625</text:p>
          </table:table-cell>
          <table:table-cell office:value-type="float" office:value="1" calcext:value-type="float">
            <text:p>1</text:p>
          </table:table-cell>
          <table:table-cell table:style-name="ce7" table:formula="of:=[.R10]*[.R$3]" office:value-type="float" office:value="0.475" calcext:value-type="float">
            <text:p>0,475</text:p>
          </table:table-cell>
          <table:table-cell table:style-name="ce5" table:formula="of:=[.V10]/[.A10]" office:value-type="float" office:value="0.00375" calcext:value-type="float">
            <text:p>0,00375</text:p>
          </table:table-cell>
          <table:table-cell table:formula="of:=[.$A$1]+[.V9]" office:value-type="float" office:value="0.06" calcext:value-type="float">
            <text:p>0,06</text:p>
          </table:table-cell>
          <table:table-cell table:style-name="ce7" table:formula="of:=[.U10]*[.U$3]" office:value-type="float" office:value="0.02775" calcext:value-type="float">
            <text:p>0,02775</text:p>
          </table:table-cell>
          <table:table-cell table:style-name="ce5" table:formula="of:=[.Y10]/[.A10]" office:value-type="float" office:value="0.125" calcext:value-type="float">
            <text:p>0,125</text:p>
          </table:table-cell>
          <table:table-cell table:formula="of:=[.Y9]" office:value-type="float" office:value="2" calcext:value-type="float">
            <text:p>2</text:p>
          </table:table-cell>
          <table:table-cell table:style-name="ce7" table:formula="of:=[.X10]*[.X$3]" office:value-type="float" office:value="0.95" calcext:value-type="float">
            <text:p>0,95</text:p>
          </table:table-cell>
          <table:table-cell table:style-name="ce5" table:formula="of:=0.00000000000001/[.H10]" office:value-type="float" office:value="0.00000000000010526316" calcext:value-type="float">
            <text:p>1,0526316E-13</text:p>
          </table:table-cell>
          <table:table-cell table:formula="of:=[.AA10]*[.A10]" office:value-type="float" office:value="0.00000000000168421056" calcext:value-type="float">
            <text:p>1,68421056E-12</text:p>
          </table:table-cell>
          <table:table-cell table:formula="of:=[.AA10]*[.AA$3]" office:value-type="float" office:value="0.00000000000209473688" calcext:value-type="float">
            <text:p>2,094736884E-12</text:p>
          </table:table-cell>
          <table:table-cell table:formula="of:=[.D10]+[.G10]+[.K10]+[.N10]+[.Q10]+[.T10]+[.W10]+[.Z10]+[.AC10]+[.AF10]" office:value-type="float" office:value="5.33412499999842" calcext:value-type="float">
            <text:p>5,33412499999842</text:p>
          </table:table-cell>
          <table:table-cell table:style-name="ce6" table:formula="of:=2*[.B10]-[.E10]+3*[.L10]+2*[.O10]-[.R10]+[.U10] - [.X10]" office:value-type="float" office:value="-0.095" calcext:value-type="float">
            <text:p>-0,0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[.C11]/[.A11]" office:value-type="float" office:value="0.00882352941176471" calcext:value-type="float">
            <text:p>0,008823529411765</text:p>
          </table:table-cell>
          <table:table-cell table:formula="of:=[.C10]-5*[.$A$1]" office:value-type="float" office:value="0.15" calcext:value-type="float">
            <text:p>0,15</text:p>
          </table:table-cell>
          <table:table-cell table:style-name="ce7" table:formula="of:=[.B11]*[.B$3]" office:value-type="float" office:value="0.0944117647058824" calcext:value-type="float">
            <text:p>0,094411764705882</text:p>
          </table:table-cell>
          <table:table-cell table:style-name="ce5" table:formula="of:=[.F11]/[.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11]*[.E$3]" office:value-type="float" office:value="0" calcext:value-type="float">
            <text:p>0</text:p>
          </table:table-cell>
          <table:table-cell table:style-name="ce5" table:formula="of:=(-[.AE11]+SQRT([.AE11]*[.AE11]-0.00000000000004))/2" office:value-type="float" office:value="0.0847058823528231" calcext:value-type="float">
            <text:p>0,084705882352823</text:p>
          </table:table-cell>
          <table:table-cell table:formula="of:=[.I10]-8*[.$A$1]" office:value-type="float" office:value="1.4399999999995" calcext:value-type="float">
            <text:p>1,4399999999995</text:p>
          </table:table-cell>
          <table:table-cell table:formula="of:=[.J10]-8*[.$A$1]" office:value-type="float" office:value="1.44" calcext:value-type="float">
            <text:p>1,44</text:p>
          </table:table-cell>
          <table:table-cell table:style-name="ce7" table:formula="of:=[.H11]*[.H$3]" office:value-type="float" office:value="2.96470588234881" calcext:value-type="float">
            <text:p>2,96470588234881</text:p>
          </table:table-cell>
          <table:table-cell table:style-name="ce5" table:formula="of:=[.M11]/[.A11]" office:value-type="float" office:value="0.0205882352941176" calcext:value-type="float">
            <text:p>0,020588235294118</text:p>
          </table:table-cell>
          <table:table-cell table:formula="of:=[.M10]+5*[.$A$1]" office:value-type="float" office:value="0.35" calcext:value-type="float">
            <text:p>0,35</text:p>
          </table:table-cell>
          <table:table-cell table:style-name="ce7" table:formula="of:=[.L11]*[.L$3]" office:value-type="float" office:value="0.42" calcext:value-type="float">
            <text:p>0,42</text:p>
          </table:table-cell>
          <table:table-cell table:style-name="ce5" table:formula="of:=[.P11]/[.A11]" office:value-type="float" office:value="0.00411764705882353" calcext:value-type="float">
            <text:p>0,004117647058824</text:p>
          </table:table-cell>
          <table:table-cell table:formula="of:=[.P10]+[.$A$1]" office:value-type="float" office:value="0.07" calcext:value-type="float">
            <text:p>0,07</text:p>
          </table:table-cell>
          <table:table-cell table:style-name="ce7" table:formula="of:=[.O11]*[.O$3]" office:value-type="float" office:value="0.0440588235294118" calcext:value-type="float">
            <text:p>0,044058823529412</text:p>
          </table:table-cell>
          <table:table-cell table:style-name="ce5" table:formula="of:=[.S11]/[.A11]" office:value-type="float" office:value="0.0588235294117647" calcext:value-type="float">
            <text:p>0,058823529411765</text:p>
          </table:table-cell>
          <table:table-cell office:value-type="float" office:value="1" calcext:value-type="float">
            <text:p>1</text:p>
          </table:table-cell>
          <table:table-cell table:style-name="ce7" table:formula="of:=[.R11]*[.R$3]" office:value-type="float" office:value="0.447058823529412" calcext:value-type="float">
            <text:p>0,447058823529412</text:p>
          </table:table-cell>
          <table:table-cell table:style-name="ce5" table:formula="of:=[.V11]/[.A11]" office:value-type="float" office:value="0.00411764705882353" calcext:value-type="float">
            <text:p>0,004117647058824</text:p>
          </table:table-cell>
          <table:table-cell table:formula="of:=[.$A$1]+[.V10]" office:value-type="float" office:value="0.07" calcext:value-type="float">
            <text:p>0,07</text:p>
          </table:table-cell>
          <table:table-cell table:style-name="ce7" table:formula="of:=[.U11]*[.U$3]" office:value-type="float" office:value="0.0304705882352941" calcext:value-type="float">
            <text:p>0,030470588235294</text:p>
          </table:table-cell>
          <table:table-cell table:style-name="ce5" table:formula="of:=[.Y11]/[.A11]" office:value-type="float" office:value="0.117647058823529" calcext:value-type="float">
            <text:p>0,117647058823529</text:p>
          </table:table-cell>
          <table:table-cell table:formula="of:=[.Y10]" office:value-type="float" office:value="2" calcext:value-type="float">
            <text:p>2</text:p>
          </table:table-cell>
          <table:table-cell table:style-name="ce7" table:formula="of:=[.X11]*[.X$3]" office:value-type="float" office:value="0.894117647058823" calcext:value-type="float">
            <text:p>0,894117647058823</text:p>
          </table:table-cell>
          <table:table-cell table:style-name="ce5" table:formula="of:=0.00000000000001/[.H11]" office:value-type="float" office:value="0.00000000000011805556" calcext:value-type="float">
            <text:p>1,1805556E-13</text:p>
          </table:table-cell>
          <table:table-cell table:formula="of:=[.AA11]*[.A11]" office:value-type="float" office:value="0.00000000000200694452" calcext:value-type="float">
            <text:p>2,00694452E-12</text:p>
          </table:table-cell>
          <table:table-cell table:formula="of:=[.AA11]*[.AA$3]" office:value-type="float" office:value="0.00000000000234930564" calcext:value-type="float">
            <text:p>2,349305644E-12</text:p>
          </table:table-cell>
          <table:table-cell table:formula="of:=[.D11]+[.G11]+[.K11]+[.N11]+[.Q11]+[.T11]+[.W11]+[.Z11]+[.AC11]+[.AF11]" office:value-type="float" office:value="4.89482352940998" calcext:value-type="float">
            <text:p>4,89482352940998</text:p>
          </table:table-cell>
          <table:table-cell table:style-name="ce6" table:formula="of:=2*[.B11]-[.E11]+3*[.L11]+2*[.O11]-[.R11]+[.U11] - [.X11]" office:value-type="float" office:value="-0.0847058823529412" calcext:value-type="float">
            <text:p>-0,0847058823529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[.C12]/[.A12]" office:value-type="float" office:value="0.00555555555555556" calcext:value-type="float">
            <text:p>0,005555555555556</text:p>
          </table:table-cell>
          <table:table-cell table:formula="of:=[.C11]-5*[.$A$1]" office:value-type="float" office:value="0.1" calcext:value-type="float">
            <text:p>0,1</text:p>
          </table:table-cell>
          <table:table-cell table:style-name="ce7" table:formula="of:=[.B12]*[.B$3]" office:value-type="float" office:value="0.0594444444444445" calcext:value-type="float">
            <text:p>0,059444444444445</text:p>
          </table:table-cell>
          <table:table-cell table:style-name="ce5" table:formula="of:=[.F12]/[.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12]*[.E$3]" office:value-type="float" office:value="0" calcext:value-type="float">
            <text:p>0</text:p>
          </table:table-cell>
          <table:table-cell table:style-name="ce5" table:formula="of:=(-[.AE12]+SQRT([.AE12]*[.AE12]-0.00000000000004))/2" office:value-type="float" office:value="0.0755555555554232" calcext:value-type="float">
            <text:p>0,075555555555423</text:p>
          </table:table-cell>
          <table:table-cell table:formula="of:=[.I11]-8*[.$A$1]" office:value-type="float" office:value="1.3599999999995" calcext:value-type="float">
            <text:p>1,3599999999995</text:p>
          </table:table-cell>
          <table:table-cell table:formula="of:=[.J11]-8*[.$A$1]" office:value-type="float" office:value="1.36" calcext:value-type="float">
            <text:p>1,36</text:p>
          </table:table-cell>
          <table:table-cell table:style-name="ce7" table:formula="of:=[.H12]*[.H$3]" office:value-type="float" office:value="2.64444444443981" calcext:value-type="float">
            <text:p>2,64444444443981</text:p>
          </table:table-cell>
          <table:table-cell table:style-name="ce5" table:formula="of:=[.M12]/[.A12]" office:value-type="float" office:value="0.0222222222222222" calcext:value-type="float">
            <text:p>0,022222222222222</text:p>
          </table:table-cell>
          <table:table-cell table:formula="of:=[.M11]+5*[.$A$1]" office:value-type="float" office:value="0.4" calcext:value-type="float">
            <text:p>0,4</text:p>
          </table:table-cell>
          <table:table-cell table:style-name="ce7" table:formula="of:=[.L12]*[.L$3]" office:value-type="float" office:value="0.453333333333333" calcext:value-type="float">
            <text:p>0,453333333333333</text:p>
          </table:table-cell>
          <table:table-cell table:style-name="ce5" table:formula="of:=[.P12]/[.A12]" office:value-type="float" office:value="0.00444444444444444" calcext:value-type="float">
            <text:p>0,004444444444444</text:p>
          </table:table-cell>
          <table:table-cell table:formula="of:=[.P11]+[.$A$1]" office:value-type="float" office:value="0.08" calcext:value-type="float">
            <text:p>0,08</text:p>
          </table:table-cell>
          <table:table-cell table:style-name="ce7" table:formula="of:=[.O12]*[.O$3]" office:value-type="float" office:value="0.0475555555555556" calcext:value-type="float">
            <text:p>0,047555555555556</text:p>
          </table:table-cell>
          <table:table-cell table:style-name="ce5" table:formula="of:=[.S12]/[.A12]" office:value-type="float" office:value="0.0555555555555556" calcext:value-type="float">
            <text:p>0,055555555555556</text:p>
          </table:table-cell>
          <table:table-cell office:value-type="float" office:value="1" calcext:value-type="float">
            <text:p>1</text:p>
          </table:table-cell>
          <table:table-cell table:style-name="ce7" table:formula="of:=[.R12]*[.R$3]" office:value-type="float" office:value="0.422222222222222" calcext:value-type="float">
            <text:p>0,422222222222222</text:p>
          </table:table-cell>
          <table:table-cell table:style-name="ce5" table:formula="of:=[.V12]/[.A12]" office:value-type="float" office:value="0.00444444444444444" calcext:value-type="float">
            <text:p>0,004444444444444</text:p>
          </table:table-cell>
          <table:table-cell table:formula="of:=[.$A$1]+[.V11]" office:value-type="float" office:value="0.08" calcext:value-type="float">
            <text:p>0,08</text:p>
          </table:table-cell>
          <table:table-cell table:style-name="ce7" table:formula="of:=[.U12]*[.U$3]" office:value-type="float" office:value="0.0328888888888889" calcext:value-type="float">
            <text:p>0,032888888888889</text:p>
          </table:table-cell>
          <table:table-cell table:style-name="ce5" table:formula="of:=[.Y12]/[.A12]" office:value-type="float" office:value="0.111111111111111" calcext:value-type="float">
            <text:p>0,111111111111111</text:p>
          </table:table-cell>
          <table:table-cell table:formula="of:=[.Y11]" office:value-type="float" office:value="2" calcext:value-type="float">
            <text:p>2</text:p>
          </table:table-cell>
          <table:table-cell table:style-name="ce7" table:formula="of:=[.X12]*[.X$3]" office:value-type="float" office:value="0.844444444444444" calcext:value-type="float">
            <text:p>0,844444444444444</text:p>
          </table:table-cell>
          <table:table-cell table:style-name="ce5" table:formula="of:=0.00000000000001/[.H12]" office:value-type="float" office:value="0.00000000000013235294" calcext:value-type="float">
            <text:p>1,3235294E-13</text:p>
          </table:table-cell>
          <table:table-cell table:formula="of:=[.AA12]*[.A12]" office:value-type="float" office:value="0.00000000000238235292" calcext:value-type="float">
            <text:p>2,38235292E-12</text:p>
          </table:table-cell>
          <table:table-cell table:formula="of:=[.AA12]*[.AA$3]" office:value-type="float" office:value="0.00000000000263382351" calcext:value-type="float">
            <text:p>2,633823506E-12</text:p>
          </table:table-cell>
          <table:table-cell table:formula="of:=[.D12]+[.G12]+[.K12]+[.N12]+[.Q12]+[.T12]+[.W12]+[.Z12]+[.AC12]+[.AF12]" office:value-type="float" office:value="4.50433333333133" calcext:value-type="float">
            <text:p>4,50433333333133</text:p>
          </table:table-cell>
          <table:table-cell table:style-name="ce6" table:formula="of:=2*[.B12]-[.E12]+3*[.L12]+2*[.O12]-[.R12]+[.U12] - [.X12]" office:value-type="float" office:value="-0.0755555555555555" calcext:value-type="float">
            <text:p>-0,075555555555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[.C13]/[.A13]" office:value-type="float" office:value="0.00263157894736842" calcext:value-type="float">
            <text:p>0,002631578947368</text:p>
          </table:table-cell>
          <table:table-cell table:formula="of:=[.C12]-5*[.$A$1]" office:value-type="float" office:value="0.0500000000000001" calcext:value-type="float">
            <text:p>0,05</text:p>
          </table:table-cell>
          <table:table-cell table:style-name="ce7" table:formula="of:=[.B13]*[.B$3]" office:value-type="float" office:value="0.0281578947368421" calcext:value-type="float">
            <text:p>0,028157894736842</text:p>
          </table:table-cell>
          <table:table-cell table:style-name="ce5" table:formula="of:=[.F13]/[.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13]*[.E$3]" office:value-type="float" office:value="0" calcext:value-type="float">
            <text:p>0</text:p>
          </table:table-cell>
          <table:table-cell table:style-name="ce5" table:formula="of:=(-[.AE13]+SQRT([.AE13]*[.AE13]-0.00000000000004))/2" office:value-type="float" office:value="0.0673684210524831" calcext:value-type="float">
            <text:p>0,067368421052483</text:p>
          </table:table-cell>
          <table:table-cell table:formula="of:=[.I12]-8*[.$A$1]" office:value-type="float" office:value="1.2799999999995" calcext:value-type="float">
            <text:p>1,2799999999995</text:p>
          </table:table-cell>
          <table:table-cell table:formula="of:=[.J12]-8*[.$A$1]" office:value-type="float" office:value="1.28" calcext:value-type="float">
            <text:p>1,28</text:p>
          </table:table-cell>
          <table:table-cell table:style-name="ce7" table:formula="of:=[.H13]*[.H$3]" office:value-type="float" office:value="2.35789473683691" calcext:value-type="float">
            <text:p>2,35789473683691</text:p>
          </table:table-cell>
          <table:table-cell table:style-name="ce5" table:formula="of:=[.M13]/[.A13]" office:value-type="float" office:value="0.0236842105263158" calcext:value-type="float">
            <text:p>0,023684210526316</text:p>
          </table:table-cell>
          <table:table-cell table:formula="of:=[.M12]+5*[.$A$1]" office:value-type="float" office:value="0.45" calcext:value-type="float">
            <text:p>0,45</text:p>
          </table:table-cell>
          <table:table-cell table:style-name="ce7" table:formula="of:=[.L13]*[.L$3]" office:value-type="float" office:value="0.483157894736842" calcext:value-type="float">
            <text:p>0,483157894736842</text:p>
          </table:table-cell>
          <table:table-cell table:style-name="ce5" table:formula="of:=[.P13]/[.A13]" office:value-type="float" office:value="0.00473684210526316" calcext:value-type="float">
            <text:p>0,004736842105263</text:p>
          </table:table-cell>
          <table:table-cell table:formula="of:=[.P12]+[.$A$1]" office:value-type="float" office:value="0.09" calcext:value-type="float">
            <text:p>0,09</text:p>
          </table:table-cell>
          <table:table-cell table:style-name="ce7" table:formula="of:=[.O13]*[.O$3]" office:value-type="float" office:value="0.0506842105263158" calcext:value-type="float">
            <text:p>0,050684210526316</text:p>
          </table:table-cell>
          <table:table-cell table:style-name="ce5" table:formula="of:=[.S13]/[.A13]" office:value-type="float" office:value="0.0526315789473684" calcext:value-type="float">
            <text:p>0,052631578947368</text:p>
          </table:table-cell>
          <table:table-cell office:value-type="float" office:value="1" calcext:value-type="float">
            <text:p>1</text:p>
          </table:table-cell>
          <table:table-cell table:style-name="ce7" table:formula="of:=[.R13]*[.R$3]" office:value-type="float" office:value="0.4" calcext:value-type="float">
            <text:p>0,4</text:p>
          </table:table-cell>
          <table:table-cell table:style-name="ce5" table:formula="of:=[.V13]/[.A13]" office:value-type="float" office:value="0.00473684210526316" calcext:value-type="float">
            <text:p>0,004736842105263</text:p>
          </table:table-cell>
          <table:table-cell table:formula="of:=[.$A$1]+[.V12]" office:value-type="float" office:value="0.09" calcext:value-type="float">
            <text:p>0,09</text:p>
          </table:table-cell>
          <table:table-cell table:style-name="ce7" table:formula="of:=[.U13]*[.U$3]" office:value-type="float" office:value="0.0350526315789474" calcext:value-type="float">
            <text:p>0,035052631578947</text:p>
          </table:table-cell>
          <table:table-cell table:style-name="ce5" table:formula="of:=[.Y13]/[.A13]" office:value-type="float" office:value="0.105263157894737" calcext:value-type="float">
            <text:p>0,105263157894737</text:p>
          </table:table-cell>
          <table:table-cell table:formula="of:=[.Y12]" office:value-type="float" office:value="2" calcext:value-type="float">
            <text:p>2</text:p>
          </table:table-cell>
          <table:table-cell table:style-name="ce7" table:formula="of:=[.X13]*[.X$3]" office:value-type="float" office:value="0.8" calcext:value-type="float">
            <text:p>0,8</text:p>
          </table:table-cell>
          <table:table-cell table:style-name="ce5" table:formula="of:=0.00000000000001/[.H13]" office:value-type="float" office:value="0.0000000000001484375" calcext:value-type="float">
            <text:p>1,484375E-13</text:p>
          </table:table-cell>
          <table:table-cell table:formula="of:=[.AA13]*[.A13]" office:value-type="float" office:value="0.0000000000028203125" calcext:value-type="float">
            <text:p>2,8203125E-12</text:p>
          </table:table-cell>
          <table:table-cell table:formula="of:=[.AA13]*[.AA$3]" office:value-type="float" office:value="0.00000000000295390625" calcext:value-type="float">
            <text:p>2,95390625E-12</text:p>
          </table:table-cell>
          <table:table-cell table:formula="of:=[.D13]+[.G13]+[.K13]+[.N13]+[.Q13]+[.T13]+[.W13]+[.Z13]+[.AC13]+[.AF13]" office:value-type="float" office:value="4.15494736841881" calcext:value-type="float">
            <text:p>4,15494736841881</text:p>
          </table:table-cell>
          <table:table-cell table:style-name="ce6" table:formula="of:=2*[.B13]-[.E13]+3*[.L13]+2*[.O13]-[.R13]+[.U13] - [.X13]" office:value-type="float" office:value="-0.0673684210526316" calcext:value-type="float">
            <text:p>-0,067368421052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[.C14]/[.A14]" office:value-type="float" office:value="0" calcext:value-type="float">
            <text:p>0</text:p>
          </table:table-cell>
          <table:table-cell table:formula="of:=[.C13]-5*[.$A$1]" office:value-type="float" office:value="0" calcext:value-type="float">
            <text:p>0</text:p>
          </table:table-cell>
          <table:table-cell table:style-name="ce7" table:formula="of:=[.B14]*[.B$3]" office:value-type="float" office:value="0" calcext:value-type="float">
            <text:p>0</text:p>
          </table:table-cell>
          <table:table-cell table:style-name="ce5" table:formula="of:=[.F14]/[.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E14]*[.E$3]" office:value-type="float" office:value="0" calcext:value-type="float">
            <text:p>0</text:p>
          </table:table-cell>
          <table:table-cell table:style-name="ce5" table:formula="of:=(-[.AE14]+SQRT([.AE14]*[.AE14]-0.00000000000004))/2" office:value-type="float" office:value="0.0599999999998334" calcext:value-type="float">
            <text:p>0,059999999999833</text:p>
          </table:table-cell>
          <table:table-cell table:formula="of:=[.I13]-8*[.$A$1]" office:value-type="float" office:value="1.1999999999995" calcext:value-type="float">
            <text:p>1,1999999999995</text:p>
          </table:table-cell>
          <table:table-cell table:formula="of:=[.J13]-8*[.$A$1]" office:value-type="float" office:value="1.2" calcext:value-type="float">
            <text:p>1,2</text:p>
          </table:table-cell>
          <table:table-cell table:style-name="ce7" table:formula="of:=[.H14]*[.H$3]" office:value-type="float" office:value="2.09999999999417" calcext:value-type="float">
            <text:p>2,09999999999417</text:p>
          </table:table-cell>
          <table:table-cell table:style-name="ce5" table:formula="of:=[.M14]/[.A14]" office:value-type="float" office:value="0.025" calcext:value-type="float">
            <text:p>0,025</text:p>
          </table:table-cell>
          <table:table-cell table:formula="of:=[.M13]+5*[.$A$1]" office:value-type="float" office:value="0.5" calcext:value-type="float">
            <text:p>0,5</text:p>
          </table:table-cell>
          <table:table-cell table:style-name="ce7" table:formula="of:=[.L14]*[.L$3]" office:value-type="float" office:value="0.51" calcext:value-type="float">
            <text:p>0,51</text:p>
          </table:table-cell>
          <table:table-cell table:style-name="ce5" table:formula="of:=[.P14]/[.A14]" office:value-type="float" office:value="0.005" calcext:value-type="float">
            <text:p>0,005</text:p>
          </table:table-cell>
          <table:table-cell table:formula="of:=[.P13]+[.$A$1]" office:value-type="float" office:value="0.1" calcext:value-type="float">
            <text:p>0,1</text:p>
          </table:table-cell>
          <table:table-cell table:style-name="ce7" table:formula="of:=[.O14]*[.O$3]" office:value-type="float" office:value="0.0535" calcext:value-type="float">
            <text:p>0,0535</text:p>
          </table:table-cell>
          <table:table-cell table:style-name="ce5" table:formula="of:=[.S14]/[.A14]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style-name="ce7" table:formula="of:=[.R14]*[.R$3]" office:value-type="float" office:value="0.38" calcext:value-type="float">
            <text:p>0,38</text:p>
          </table:table-cell>
          <table:table-cell table:style-name="ce5" table:formula="of:=[.V14]/[.A14]" office:value-type="float" office:value="0.005" calcext:value-type="float">
            <text:p>0,005</text:p>
          </table:table-cell>
          <table:table-cell table:formula="of:=[.$A$1]+[.V13]" office:value-type="float" office:value="0.1" calcext:value-type="float">
            <text:p>0,1</text:p>
          </table:table-cell>
          <table:table-cell table:style-name="ce7" table:formula="of:=[.U14]*[.U$3]" office:value-type="float" office:value="0.037" calcext:value-type="float">
            <text:p>0,037</text:p>
          </table:table-cell>
          <table:table-cell table:style-name="ce5" table:formula="of:=[.Y14]/[.A14]" office:value-type="float" office:value="0.1" calcext:value-type="float">
            <text:p>0,1</text:p>
          </table:table-cell>
          <table:table-cell table:formula="of:=[.Y13]" office:value-type="float" office:value="2" calcext:value-type="float">
            <text:p>2</text:p>
          </table:table-cell>
          <table:table-cell table:style-name="ce7" table:formula="of:=[.X14]*[.X$3]" office:value-type="float" office:value="0.76" calcext:value-type="float">
            <text:p>0,76</text:p>
          </table:table-cell>
          <table:table-cell table:style-name="ce5" table:formula="of:=0.00000000000001/[.H14]" office:value-type="float" office:value="0.00000000000016666667" calcext:value-type="float">
            <text:p>1,6666667E-13</text:p>
          </table:table-cell>
          <table:table-cell table:formula="of:=[.AA14]*[.A14]" office:value-type="float" office:value="0.0000000000033333334" calcext:value-type="float">
            <text:p>3,3333334E-12</text:p>
          </table:table-cell>
          <table:table-cell table:formula="of:=[.AA14]*[.AA$3]" office:value-type="float" office:value="0.00000000000331666673" calcext:value-type="float">
            <text:p>3,316666733E-12</text:p>
          </table:table-cell>
          <table:table-cell table:formula="of:=[.D14]+[.G14]+[.K14]+[.N14]+[.Q14]+[.T14]+[.W14]+[.Z14]+[.AC14]+[.AF14]" office:value-type="float" office:value="3.84049999999749" calcext:value-type="float">
            <text:p>3,84049999999749</text:p>
          </table:table-cell>
          <table:table-cell table:style-name="ce6" table:formula="of:=2*[.B14]-[.E14]+3*[.L14]+2*[.O14]-[.R14]+[.U14] - [.X14]"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[.C15]/[.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15]*[.B$3]" office:value-type="float" office:value="0" calcext:value-type="float">
            <text:p>0</text:p>
          </table:table-cell>
          <table:table-cell table:style-name="ce5" table:formula="of:=[.F15]/[.A15]" office:value-type="float" office:value="0.000476190476190476" calcext:value-type="float">
            <text:p>0,00047619047619</text:p>
          </table:table-cell>
          <table:table-cell table:formula="of:=[.F14]+[.$A$1]" office:value-type="float" office:value="0.01" calcext:value-type="float">
            <text:p>0,01</text:p>
          </table:table-cell>
          <table:table-cell table:style-name="ce7" table:formula="of:=[.E15]*[.E$3]" office:value-type="float" office:value="0.0029047619047619" calcext:value-type="float">
            <text:p>0,002904761904762</text:p>
          </table:table-cell>
          <table:table-cell table:style-name="ce5" table:formula="of:=(-[.AE15]+SQRT([.AE15]*[.AE15]-0.00000000000004))/2" office:value-type="float" office:value="0.0561904761902982" calcext:value-type="float">
            <text:p>0,056190476190298</text:p>
          </table:table-cell>
          <table:table-cell table:formula="of:=[.I14]-8*[.$A$1]" office:value-type="float" office:value="1.1199999999995" calcext:value-type="float">
            <text:p>1,1199999999995</text:p>
          </table:table-cell>
          <table:table-cell table:formula="of:=[.J14]-8*[.$A$1]" office:value-type="float" office:value="1.12" calcext:value-type="float">
            <text:p>1,12</text:p>
          </table:table-cell>
          <table:table-cell table:style-name="ce7" table:formula="of:=[.H15]*[.H$3]" office:value-type="float" office:value="1.96666666666044" calcext:value-type="float">
            <text:p>1,96666666666044</text:p>
          </table:table-cell>
          <table:table-cell table:style-name="ce5" table:formula="of:=[.M15]/[.A15]" office:value-type="float" office:value="0.0238095238095238" calcext:value-type="float">
            <text:p>0,023809523809524</text:p>
          </table:table-cell>
          <table:table-cell office:value-type="float" office:value="0.5" calcext:value-type="float">
            <text:p>0,5</text:p>
          </table:table-cell>
          <table:table-cell table:style-name="ce7" table:formula="of:=[.L15]*[.L$3]" office:value-type="float" office:value="0.485714285714286" calcext:value-type="float">
            <text:p>0,485714285714286</text:p>
          </table:table-cell>
          <table:table-cell table:style-name="ce5" table:formula="of:=[.P15]/[.A15]" office:value-type="float" office:value="0.00523809523809524" calcext:value-type="float">
            <text:p>0,005238095238095</text:p>
          </table:table-cell>
          <table:table-cell table:formula="of:=[.P14]+[.$A$1]" office:value-type="float" office:value="0.11" calcext:value-type="float">
            <text:p>0,11</text:p>
          </table:table-cell>
          <table:table-cell table:style-name="ce7" table:formula="of:=[.O15]*[.O$3]" office:value-type="float" office:value="0.056047619047619" calcext:value-type="float">
            <text:p>0,056047619047619</text:p>
          </table:table-cell>
          <table:table-cell table:style-name="ce5" table:formula="of:=[.S15]/[.A15]" office:value-type="float" office:value="0.0476190476190476" calcext:value-type="float">
            <text:p>0,047619047619048</text:p>
          </table:table-cell>
          <table:table-cell office:value-type="float" office:value="1" calcext:value-type="float">
            <text:p>1</text:p>
          </table:table-cell>
          <table:table-cell table:style-name="ce7" table:formula="of:=[.R15]*[.R$3]" office:value-type="float" office:value="0.361904761904762" calcext:value-type="float">
            <text:p>0,361904761904762</text:p>
          </table:table-cell>
          <table:table-cell table:style-name="ce5" table:formula="of:=[.V15]/[.A15]" office:value-type="float" office:value="0.00523809523809524" calcext:value-type="float">
            <text:p>0,005238095238095</text:p>
          </table:table-cell>
          <table:table-cell table:formula="of:=[.$A$1]+[.V14]" office:value-type="float" office:value="0.11" calcext:value-type="float">
            <text:p>0,11</text:p>
          </table:table-cell>
          <table:table-cell table:style-name="ce7" table:formula="of:=[.U15]*[.U$3]" office:value-type="float" office:value="0.0387619047619048" calcext:value-type="float">
            <text:p>0,038761904761905</text:p>
          </table:table-cell>
          <table:table-cell table:style-name="ce5" table:formula="of:=[.Y15]/[.A15]" office:value-type="float" office:value="0.0952380952380952" calcext:value-type="float">
            <text:p>0,095238095238095</text:p>
          </table:table-cell>
          <table:table-cell table:formula="of:=[.Y14]" office:value-type="float" office:value="2" calcext:value-type="float">
            <text:p>2</text:p>
          </table:table-cell>
          <table:table-cell table:style-name="ce7" table:formula="of:=[.X15]*[.X$3]" office:value-type="float" office:value="0.723809523809524" calcext:value-type="float">
            <text:p>0,723809523809524</text:p>
          </table:table-cell>
          <table:table-cell table:style-name="ce5" table:formula="of:=0.00000000000001/[.H15]" office:value-type="float" office:value="0.0000000000001779661" calcext:value-type="float">
            <text:p>1,779661E-13</text:p>
          </table:table-cell>
          <table:table-cell table:formula="of:=[.AA15]*[.A15]" office:value-type="float" office:value="0.0000000000037372881" calcext:value-type="float">
            <text:p>3,7372881E-12</text:p>
          </table:table-cell>
          <table:table-cell table:formula="of:=[.AA15]*[.AA$3]" office:value-type="float" office:value="0.00000000000354152539" calcext:value-type="float">
            <text:p>3,54152539E-12</text:p>
          </table:table-cell>
          <table:table-cell table:formula="of:=[.D15]+[.G15]+[.K15]+[.N15]+[.Q15]+[.T15]+[.W15]+[.Z15]+[.AC15]+[.AF15]" office:value-type="float" office:value="3.63580952380684" calcext:value-type="float">
            <text:p>3,63580952380684</text:p>
          </table:table-cell>
          <table:table-cell table:style-name="ce6" table:formula="of:=2*[.B15]-[.E15]+3*[.L15]+2*[.O15]-[.R15]+[.U15] - [.X15]" office:value-type="float" office:value="-0.0561904761904762" calcext:value-type="float">
            <text:p>-0,056190476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[.C16]/[.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16]*[.B$3]" office:value-type="float" office:value="0" calcext:value-type="float">
            <text:p>0</text:p>
          </table:table-cell>
          <table:table-cell table:style-name="ce5" table:formula="of:=[.F16]/[.A16]" office:value-type="float" office:value="0.000909090909090909" calcext:value-type="float">
            <text:p>0,000909090909091</text:p>
          </table:table-cell>
          <table:table-cell table:formula="of:=[.F15]+[.$A$1]" office:value-type="float" office:value="0.02" calcext:value-type="float">
            <text:p>0,02</text:p>
          </table:table-cell>
          <table:table-cell table:style-name="ce7" table:formula="of:=[.E16]*[.E$3]" office:value-type="float" office:value="0.00554545454545455" calcext:value-type="float">
            <text:p>0,005545454545455</text:p>
          </table:table-cell>
          <table:table-cell table:style-name="ce5" table:formula="of:=(-[.AE16]+SQRT([.AE16]*[.AE16]-0.00000000000004))/2" office:value-type="float" office:value="0.0527272727270831" calcext:value-type="float">
            <text:p>0,052727272727083</text:p>
          </table:table-cell>
          <table:table-cell table:formula="of:=[.I15]-8*[.$A$1]" office:value-type="float" office:value="1.0399999999995" calcext:value-type="float">
            <text:p>1,0399999999995</text:p>
          </table:table-cell>
          <table:table-cell table:formula="of:=[.J15]-8*[.$A$1]" office:value-type="float" office:value="1.04" calcext:value-type="float">
            <text:p>1,04</text:p>
          </table:table-cell>
          <table:table-cell table:style-name="ce7" table:formula="of:=[.H16]*[.H$3]" office:value-type="float" office:value="1.84545454544791" calcext:value-type="float">
            <text:p>1,84545454544791</text:p>
          </table:table-cell>
          <table:table-cell table:style-name="ce5" table:formula="of:=[.M16]/[.A16]" office:value-type="float" office:value="0.0227272727272727" calcext:value-type="float">
            <text:p>0,022727272727273</text:p>
          </table:table-cell>
          <table:table-cell office:value-type="float" office:value="0.5" calcext:value-type="float">
            <text:p>0,5</text:p>
          </table:table-cell>
          <table:table-cell table:style-name="ce7" table:formula="of:=[.L16]*[.L$3]" office:value-type="float" office:value="0.463636363636364" calcext:value-type="float">
            <text:p>0,463636363636364</text:p>
          </table:table-cell>
          <table:table-cell table:style-name="ce5" table:formula="of:=[.P16]/[.A16]" office:value-type="float" office:value="0.00545454545454545" calcext:value-type="float">
            <text:p>0,005454545454545</text:p>
          </table:table-cell>
          <table:table-cell table:formula="of:=[.P15]+[.$A$1]" office:value-type="float" office:value="0.12" calcext:value-type="float">
            <text:p>0,12</text:p>
          </table:table-cell>
          <table:table-cell table:style-name="ce7" table:formula="of:=[.O16]*[.O$3]" office:value-type="float" office:value="0.0583636363636364" calcext:value-type="float">
            <text:p>0,058363636363636</text:p>
          </table:table-cell>
          <table:table-cell table:style-name="ce5" table:formula="of:=[.S16]/[.A16]" office:value-type="float" office:value="0.0454545454545455" calcext:value-type="float">
            <text:p>0,045454545454546</text:p>
          </table:table-cell>
          <table:table-cell office:value-type="float" office:value="1" calcext:value-type="float">
            <text:p>1</text:p>
          </table:table-cell>
          <table:table-cell table:style-name="ce7" table:formula="of:=[.R16]*[.R$3]" office:value-type="float" office:value="0.345454545454545" calcext:value-type="float">
            <text:p>0,345454545454545</text:p>
          </table:table-cell>
          <table:table-cell table:style-name="ce5" table:formula="of:=[.V16]/[.A16]" office:value-type="float" office:value="0.00545454545454545" calcext:value-type="float">
            <text:p>0,005454545454545</text:p>
          </table:table-cell>
          <table:table-cell table:formula="of:=[.$A$1]+[.V15]" office:value-type="float" office:value="0.12" calcext:value-type="float">
            <text:p>0,12</text:p>
          </table:table-cell>
          <table:table-cell table:style-name="ce7" table:formula="of:=[.U16]*[.U$3]" office:value-type="float" office:value="0.0403636363636364" calcext:value-type="float">
            <text:p>0,040363636363636</text:p>
          </table:table-cell>
          <table:table-cell table:style-name="ce5" table:formula="of:=[.Y16]/[.A16]" office:value-type="float" office:value="0.0909090909090909" calcext:value-type="float">
            <text:p>0,090909090909091</text:p>
          </table:table-cell>
          <table:table-cell table:formula="of:=[.Y15]" office:value-type="float" office:value="2" calcext:value-type="float">
            <text:p>2</text:p>
          </table:table-cell>
          <table:table-cell table:style-name="ce7" table:formula="of:=[.X16]*[.X$3]" office:value-type="float" office:value="0.690909090909091" calcext:value-type="float">
            <text:p>0,690909090909091</text:p>
          </table:table-cell>
          <table:table-cell table:style-name="ce5" table:formula="of:=0.00000000000001/[.H16]" office:value-type="float" office:value="0.00000000000018965517" calcext:value-type="float">
            <text:p>1,8965517E-13</text:p>
          </table:table-cell>
          <table:table-cell table:formula="of:=[.AA16]*[.A16]" office:value-type="float" office:value="0.00000000000417241374" calcext:value-type="float">
            <text:p>4,17241374E-12</text:p>
          </table:table-cell>
          <table:table-cell table:formula="of:=[.AA16]*[.AA$3]" office:value-type="float" office:value="0.00000000000377413788" calcext:value-type="float">
            <text:p>3,774137883E-12</text:p>
          </table:table-cell>
          <table:table-cell table:formula="of:=[.D16]+[.G16]+[.K16]+[.N16]+[.Q16]+[.T16]+[.W16]+[.Z16]+[.AC16]+[.AF16]" office:value-type="float" office:value="3.44972727272441" calcext:value-type="float">
            <text:p>3,44972727272441</text:p>
          </table:table-cell>
          <table:table-cell table:style-name="ce6" table:formula="of:=2*[.B16]-[.E16]+3*[.L16]+2*[.O16]-[.R16]+[.U16] - [.X16]" office:value-type="float" office:value="-0.0527272727272727" calcext:value-type="float">
            <text:p>-0,0527272727272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[.C17]/[.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17]*[.B$3]" office:value-type="float" office:value="0" calcext:value-type="float">
            <text:p>0</text:p>
          </table:table-cell>
          <table:table-cell table:style-name="ce5" table:formula="of:=[.F17]/[.A17]" office:value-type="float" office:value="0.00130434782608696" calcext:value-type="float">
            <text:p>0,001304347826087</text:p>
          </table:table-cell>
          <table:table-cell table:formula="of:=[.F16]+[.$A$1]" office:value-type="float" office:value="0.03" calcext:value-type="float">
            <text:p>0,03</text:p>
          </table:table-cell>
          <table:table-cell table:style-name="ce7" table:formula="of:=[.E17]*[.E$3]" office:value-type="float" office:value="0.00795652173913043" calcext:value-type="float">
            <text:p>0,00795652173913</text:p>
          </table:table-cell>
          <table:table-cell table:style-name="ce5" table:formula="of:=(-[.AE17]+SQRT([.AE17]*[.AE17]-0.00000000000004))/2" office:value-type="float" office:value="0.0495652173911026" calcext:value-type="float">
            <text:p>0,049565217391103</text:p>
          </table:table-cell>
          <table:table-cell table:formula="of:=[.I16]-8*[.$A$1]" office:value-type="float" office:value="0.959999999999499" calcext:value-type="float">
            <text:p>0,959999999999499</text:p>
          </table:table-cell>
          <table:table-cell table:formula="of:=[.J16]-8*[.$A$1]" office:value-type="float" office:value="0.959999999999999" calcext:value-type="float">
            <text:p>0,959999999999999</text:p>
          </table:table-cell>
          <table:table-cell table:style-name="ce7" table:formula="of:=[.H17]*[.H$3]" office:value-type="float" office:value="1.73478260868859" calcext:value-type="float">
            <text:p>1,73478260868859</text:p>
          </table:table-cell>
          <table:table-cell table:style-name="ce5" table:formula="of:=[.M17]/[.A17]" office:value-type="float" office:value="0.0217391304347826" calcext:value-type="float">
            <text:p>0,021739130434783</text:p>
          </table:table-cell>
          <table:table-cell office:value-type="float" office:value="0.5" calcext:value-type="float">
            <text:p>0,5</text:p>
          </table:table-cell>
          <table:table-cell table:style-name="ce7" table:formula="of:=[.L17]*[.L$3]" office:value-type="float" office:value="0.443478260869565" calcext:value-type="float">
            <text:p>0,443478260869565</text:p>
          </table:table-cell>
          <table:table-cell table:style-name="ce5" table:formula="of:=[.P17]/[.A17]" office:value-type="float" office:value="0.00565217391304348" calcext:value-type="float">
            <text:p>0,005652173913043</text:p>
          </table:table-cell>
          <table:table-cell table:formula="of:=[.P16]+[.$A$1]" office:value-type="float" office:value="0.13" calcext:value-type="float">
            <text:p>0,13</text:p>
          </table:table-cell>
          <table:table-cell table:style-name="ce7" table:formula="of:=[.O17]*[.O$3]" office:value-type="float" office:value="0.0604782608695652" calcext:value-type="float">
            <text:p>0,060478260869565</text:p>
          </table:table-cell>
          <table:table-cell table:style-name="ce5" table:formula="of:=[.S17]/[.A17]" office:value-type="float" office:value="0.0434782608695652" calcext:value-type="float">
            <text:p>0,043478260869565</text:p>
          </table:table-cell>
          <table:table-cell office:value-type="float" office:value="1" calcext:value-type="float">
            <text:p>1</text:p>
          </table:table-cell>
          <table:table-cell table:style-name="ce7" table:formula="of:=[.R17]*[.R$3]" office:value-type="float" office:value="0.330434782608696" calcext:value-type="float">
            <text:p>0,330434782608696</text:p>
          </table:table-cell>
          <table:table-cell table:style-name="ce5" table:formula="of:=[.V17]/[.A17]" office:value-type="float" office:value="0.00565217391304348" calcext:value-type="float">
            <text:p>0,005652173913043</text:p>
          </table:table-cell>
          <table:table-cell table:formula="of:=[.$A$1]+[.V16]" office:value-type="float" office:value="0.13" calcext:value-type="float">
            <text:p>0,13</text:p>
          </table:table-cell>
          <table:table-cell table:style-name="ce7" table:formula="of:=[.U17]*[.U$3]" office:value-type="float" office:value="0.0418260869565217" calcext:value-type="float">
            <text:p>0,041826086956522</text:p>
          </table:table-cell>
          <table:table-cell table:style-name="ce5" table:formula="of:=[.Y17]/[.A17]" office:value-type="float" office:value="0.0869565217391304" calcext:value-type="float">
            <text:p>0,08695652173913</text:p>
          </table:table-cell>
          <table:table-cell table:formula="of:=[.Y16]" office:value-type="float" office:value="2" calcext:value-type="float">
            <text:p>2</text:p>
          </table:table-cell>
          <table:table-cell table:style-name="ce7" table:formula="of:=[.X17]*[.X$3]" office:value-type="float" office:value="0.660869565217391" calcext:value-type="float">
            <text:p>0,660869565217391</text:p>
          </table:table-cell>
          <table:table-cell table:style-name="ce5" table:formula="of:=0.00000000000001/[.H17]" office:value-type="float" office:value="0.00000000000020175439" calcext:value-type="float">
            <text:p>2,0175439E-13</text:p>
          </table:table-cell>
          <table:table-cell table:formula="of:=[.AA17]*[.A17]" office:value-type="float" office:value="0.00000000000464035097" calcext:value-type="float">
            <text:p>4,64035097E-12</text:p>
          </table:table-cell>
          <table:table-cell table:formula="of:=[.AA17]*[.AA$3]" office:value-type="float" office:value="0.00000000000401491236" calcext:value-type="float">
            <text:p>4,014912361E-12</text:p>
          </table:table-cell>
          <table:table-cell table:formula="of:=[.D17]+[.G17]+[.K17]+[.N17]+[.Q17]+[.T17]+[.W17]+[.Z17]+[.AC17]+[.AF17]" office:value-type="float" office:value="3.27982608695347" calcext:value-type="float">
            <text:p>3,27982608695347</text:p>
          </table:table-cell>
          <table:table-cell table:style-name="ce6" table:formula="of:=2*[.B17]-[.E17]+3*[.L17]+2*[.O17]-[.R17]+[.U17] - [.X17]" office:value-type="float" office:value="-0.0495652173913044" calcext:value-type="float">
            <text:p>-0,049565217391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[.C18]/[.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18]*[.B$3]" office:value-type="float" office:value="0" calcext:value-type="float">
            <text:p>0</text:p>
          </table:table-cell>
          <table:table-cell table:style-name="ce5" table:formula="of:=[.F18]/[.A18]" office:value-type="float" office:value="0.00166666666666667" calcext:value-type="float">
            <text:p>0,001666666666667</text:p>
          </table:table-cell>
          <table:table-cell table:formula="of:=[.F17]+[.$A$1]" office:value-type="float" office:value="0.04" calcext:value-type="float">
            <text:p>0,04</text:p>
          </table:table-cell>
          <table:table-cell table:style-name="ce7" table:formula="of:=[.E18]*[.E$3]" office:value-type="float" office:value="0.0101666666666667" calcext:value-type="float">
            <text:p>0,010166666666667</text:p>
          </table:table-cell>
          <table:table-cell table:style-name="ce5" table:formula="of:=(-[.AE18]+SQRT([.AE18]*[.AE18]-0.00000000000004))/2" office:value-type="float" office:value="0.0466666666664524" calcext:value-type="float">
            <text:p>0,046666666666452</text:p>
          </table:table-cell>
          <table:table-cell table:formula="of:=[.I17]-8*[.$A$1]" office:value-type="float" office:value="0.879999999999499" calcext:value-type="float">
            <text:p>0,879999999999499</text:p>
          </table:table-cell>
          <table:table-cell table:formula="of:=[.J17]-8*[.$A$1]" office:value-type="float" office:value="0.879999999999999" calcext:value-type="float">
            <text:p>0,879999999999999</text:p>
          </table:table-cell>
          <table:table-cell table:style-name="ce7" table:formula="of:=[.H18]*[.H$3]" office:value-type="float" office:value="1.63333333332583" calcext:value-type="float">
            <text:p>1,63333333332583</text:p>
          </table:table-cell>
          <table:table-cell table:style-name="ce5" table:formula="of:=[.M18]/[.A18]" office:value-type="float" office:value="0.0208333333333333" calcext:value-type="float">
            <text:p>0,020833333333333</text:p>
          </table:table-cell>
          <table:table-cell office:value-type="float" office:value="0.5" calcext:value-type="float">
            <text:p>0,5</text:p>
          </table:table-cell>
          <table:table-cell table:style-name="ce7" table:formula="of:=[.L18]*[.L$3]" office:value-type="float" office:value="0.425" calcext:value-type="float">
            <text:p>0,425</text:p>
          </table:table-cell>
          <table:table-cell table:style-name="ce5" table:formula="of:=[.P18]/[.A18]" office:value-type="float" office:value="0.00583333333333333" calcext:value-type="float">
            <text:p>0,005833333333333</text:p>
          </table:table-cell>
          <table:table-cell table:formula="of:=[.P17]+[.$A$1]" office:value-type="float" office:value="0.14" calcext:value-type="float">
            <text:p>0,14</text:p>
          </table:table-cell>
          <table:table-cell table:style-name="ce7" table:formula="of:=[.O18]*[.O$3]" office:value-type="float" office:value="0.0624166666666667" calcext:value-type="float">
            <text:p>0,062416666666667</text:p>
          </table:table-cell>
          <table:table-cell table:style-name="ce5" table:formula="of:=[.S18]/[.A18]" office:value-type="float" office:value="0.0416666666666667" calcext:value-type="float">
            <text:p>0,041666666666667</text:p>
          </table:table-cell>
          <table:table-cell office:value-type="float" office:value="1" calcext:value-type="float">
            <text:p>1</text:p>
          </table:table-cell>
          <table:table-cell table:style-name="ce7" table:formula="of:=[.R18]*[.R$3]" office:value-type="float" office:value="0.316666666666667" calcext:value-type="float">
            <text:p>0,316666666666667</text:p>
          </table:table-cell>
          <table:table-cell table:style-name="ce5" table:formula="of:=[.V18]/[.A18]" office:value-type="float" office:value="0.00583333333333333" calcext:value-type="float">
            <text:p>0,005833333333333</text:p>
          </table:table-cell>
          <table:table-cell table:formula="of:=[.$A$1]+[.V17]" office:value-type="float" office:value="0.14" calcext:value-type="float">
            <text:p>0,14</text:p>
          </table:table-cell>
          <table:table-cell table:style-name="ce7" table:formula="of:=[.U18]*[.U$3]" office:value-type="float" office:value="0.0431666666666667" calcext:value-type="float">
            <text:p>0,043166666666667</text:p>
          </table:table-cell>
          <table:table-cell table:style-name="ce5" table:formula="of:=[.Y18]/[.A18]" office:value-type="float" office:value="0.0833333333333333" calcext:value-type="float">
            <text:p>0,083333333333333</text:p>
          </table:table-cell>
          <table:table-cell table:formula="of:=[.Y17]" office:value-type="float" office:value="2" calcext:value-type="float">
            <text:p>2</text:p>
          </table:table-cell>
          <table:table-cell table:style-name="ce7" table:formula="of:=[.X18]*[.X$3]" office:value-type="float" office:value="0.633333333333333" calcext:value-type="float">
            <text:p>0,633333333333333</text:p>
          </table:table-cell>
          <table:table-cell table:style-name="ce5" table:formula="of:=0.00000000000001/[.H18]" office:value-type="float" office:value="0.00000000000021428571" calcext:value-type="float">
            <text:p>2,1428571E-13</text:p>
          </table:table-cell>
          <table:table-cell table:formula="of:=[.AA18]*[.A18]" office:value-type="float" office:value="0.00000000000514285704" calcext:value-type="float">
            <text:p>5,14285704E-12</text:p>
          </table:table-cell>
          <table:table-cell table:formula="of:=[.AA18]*[.AA$3]" office:value-type="float" office:value="0.00000000000426428563" calcext:value-type="float">
            <text:p>4,264285629E-12</text:p>
          </table:table-cell>
          <table:table-cell table:formula="of:=[.D18]+[.G18]+[.K18]+[.N18]+[.Q18]+[.T18]+[.W18]+[.Z18]+[.AC18]+[.AF18]" office:value-type="float" office:value="3.12408333333009" calcext:value-type="float">
            <text:p>3,12408333333009</text:p>
          </table:table-cell>
          <table:table-cell table:style-name="ce6" table:formula="of:=2*[.B18]-[.E18]+3*[.L18]+2*[.O18]-[.R18]+[.U18] - [.X18]" office:value-type="float" office:value="-0.0466666666666666" calcext:value-type="float">
            <text:p>-0,0466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[.C19]/[.A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19]*[.B$3]" office:value-type="float" office:value="0" calcext:value-type="float">
            <text:p>0</text:p>
          </table:table-cell>
          <table:table-cell table:style-name="ce5" table:formula="of:=[.F19]/[.A19]" office:value-type="float" office:value="0.002" calcext:value-type="float">
            <text:p>0,002</text:p>
          </table:table-cell>
          <table:table-cell table:formula="of:=[.F18]+[.$A$1]" office:value-type="float" office:value="0.05" calcext:value-type="float">
            <text:p>0,05</text:p>
          </table:table-cell>
          <table:table-cell table:style-name="ce7" table:formula="of:=[.E19]*[.E$3]" office:value-type="float" office:value="0.0122" calcext:value-type="float">
            <text:p>0,0122</text:p>
          </table:table-cell>
          <table:table-cell table:style-name="ce5" table:formula="of:=(-[.AE19]+SQRT([.AE19]*[.AE19]-0.00000000000004))/2" office:value-type="float" office:value="0.0439999999997727" calcext:value-type="float">
            <text:p>0,043999999999773</text:p>
          </table:table-cell>
          <table:table-cell table:formula="of:=[.I18]-8*[.$A$1]" office:value-type="float" office:value="0.799999999999499" calcext:value-type="float">
            <text:p>0,799999999999499</text:p>
          </table:table-cell>
          <table:table-cell table:formula="of:=[.J18]-8*[.$A$1]" office:value-type="float" office:value="0.799999999999999" calcext:value-type="float">
            <text:p>0,799999999999999</text:p>
          </table:table-cell>
          <table:table-cell table:style-name="ce7" table:formula="of:=[.H19]*[.H$3]" office:value-type="float" office:value="1.53999999999205" calcext:value-type="float">
            <text:p>1,53999999999205</text:p>
          </table:table-cell>
          <table:table-cell table:style-name="ce5" table:formula="of:=[.M19]/[.A19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table:style-name="ce7" table:formula="of:=[.L19]*[.L$3]" office:value-type="float" office:value="0.408" calcext:value-type="float">
            <text:p>0,408</text:p>
          </table:table-cell>
          <table:table-cell table:style-name="ce5" table:formula="of:=[.P19]/[.A19]" office:value-type="float" office:value="0.006" calcext:value-type="float">
            <text:p>0,006</text:p>
          </table:table-cell>
          <table:table-cell table:formula="of:=[.P18]+[.$A$1]" office:value-type="float" office:value="0.15" calcext:value-type="float">
            <text:p>0,15</text:p>
          </table:table-cell>
          <table:table-cell table:style-name="ce7" table:formula="of:=[.O19]*[.O$3]" office:value-type="float" office:value="0.0642" calcext:value-type="float">
            <text:p>0,0642</text:p>
          </table:table-cell>
          <table:table-cell table:style-name="ce5" table:formula="of:=[.S19]/[.A19]"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style-name="ce7" table:formula="of:=[.R19]*[.R$3]" office:value-type="float" office:value="0.304" calcext:value-type="float">
            <text:p>0,304</text:p>
          </table:table-cell>
          <table:table-cell table:style-name="ce5" table:formula="of:=[.V19]/[.A19]" office:value-type="float" office:value="0.006" calcext:value-type="float">
            <text:p>0,006</text:p>
          </table:table-cell>
          <table:table-cell table:formula="of:=[.$A$1]+[.V18]" office:value-type="float" office:value="0.15" calcext:value-type="float">
            <text:p>0,15</text:p>
          </table:table-cell>
          <table:table-cell table:style-name="ce7" table:formula="of:=[.U19]*[.U$3]" office:value-type="float" office:value="0.0444" calcext:value-type="float">
            <text:p>0,0444</text:p>
          </table:table-cell>
          <table:table-cell table:style-name="ce5" table:formula="of:=[.Y19]/[.A19]" office:value-type="float" office:value="0.08" calcext:value-type="float">
            <text:p>0,08</text:p>
          </table:table-cell>
          <table:table-cell table:formula="of:=[.Y18]" office:value-type="float" office:value="2" calcext:value-type="float">
            <text:p>2</text:p>
          </table:table-cell>
          <table:table-cell table:style-name="ce7" table:formula="of:=[.X19]*[.X$3]" office:value-type="float" office:value="0.608" calcext:value-type="float">
            <text:p>0,608</text:p>
          </table:table-cell>
          <table:table-cell table:style-name="ce5" table:formula="of:=0.00000000000001/[.H19]" office:value-type="float" office:value="0.00000000000022727273" calcext:value-type="float">
            <text:p>2,2727273E-13</text:p>
          </table:table-cell>
          <table:table-cell table:formula="of:=[.AA19]*[.A19]" office:value-type="float" office:value="0.00000000000568181825" calcext:value-type="float">
            <text:p>5,68181825E-12</text:p>
          </table:table-cell>
          <table:table-cell table:formula="of:=[.AA19]*[.AA$3]" office:value-type="float" office:value="0.00000000000452272733" calcext:value-type="float">
            <text:p>4,522727327E-12</text:p>
          </table:table-cell>
          <table:table-cell table:formula="of:=[.D19]+[.G19]+[.K19]+[.N19]+[.Q19]+[.T19]+[.W19]+[.Z19]+[.AC19]+[.AF19]" office:value-type="float" office:value="2.98079999999657" calcext:value-type="float">
            <text:p>2,98079999999657</text:p>
          </table:table-cell>
          <table:table-cell table:style-name="ce6" table:formula="of:=2*[.B19]-[.E19]+3*[.L19]+2*[.O19]-[.R19]+[.U19] - [.X19]" office:value-type="float" office:value="-0.044" calcext:value-type="float">
            <text:p>-0,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[.C20]/[.A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20]*[.B$3]" office:value-type="float" office:value="0" calcext:value-type="float">
            <text:p>0</text:p>
          </table:table-cell>
          <table:table-cell table:style-name="ce5" table:formula="of:=[.F20]/[.A20]" office:value-type="float" office:value="0.00230769230769231" calcext:value-type="float">
            <text:p>0,002307692307692</text:p>
          </table:table-cell>
          <table:table-cell table:formula="of:=[.F19]+[.$A$1]" office:value-type="float" office:value="0.06" calcext:value-type="float">
            <text:p>0,06</text:p>
          </table:table-cell>
          <table:table-cell table:style-name="ce7" table:formula="of:=[.E20]*[.E$3]" office:value-type="float" office:value="0.0140769230769231" calcext:value-type="float">
            <text:p>0,014076923076923</text:p>
          </table:table-cell>
          <table:table-cell table:style-name="ce5" table:formula="of:=(-[.AE20]+SQRT([.AE20]*[.AE20]-0.00000000000004))/2" office:value-type="float" office:value="0.0415384615382208" calcext:value-type="float">
            <text:p>0,041538461538221</text:p>
          </table:table-cell>
          <table:table-cell table:formula="of:=[.I19]-8*[.$A$1]" office:value-type="float" office:value="0.719999999999499" calcext:value-type="float">
            <text:p>0,719999999999499</text:p>
          </table:table-cell>
          <table:table-cell table:formula="of:=[.J19]-8*[.$A$1]" office:value-type="float" office:value="0.719999999999999" calcext:value-type="float">
            <text:p>0,719999999999999</text:p>
          </table:table-cell>
          <table:table-cell table:style-name="ce7" table:formula="of:=[.H20]*[.H$3]" office:value-type="float" office:value="1.45384615383773" calcext:value-type="float">
            <text:p>1,45384615383773</text:p>
          </table:table-cell>
          <table:table-cell table:style-name="ce5" table:formula="of:=[.M20]/[.A20]" office:value-type="float" office:value="0.0192307692307692" calcext:value-type="float">
            <text:p>0,019230769230769</text:p>
          </table:table-cell>
          <table:table-cell office:value-type="float" office:value="0.5" calcext:value-type="float">
            <text:p>0,5</text:p>
          </table:table-cell>
          <table:table-cell table:style-name="ce7" table:formula="of:=[.L20]*[.L$3]" office:value-type="float" office:value="0.392307692307692" calcext:value-type="float">
            <text:p>0,392307692307692</text:p>
          </table:table-cell>
          <table:table-cell table:style-name="ce5" table:formula="of:=[.P20]/[.A20]" office:value-type="float" office:value="0.00615384615384615" calcext:value-type="float">
            <text:p>0,006153846153846</text:p>
          </table:table-cell>
          <table:table-cell table:formula="of:=[.P19]+[.$A$1]" office:value-type="float" office:value="0.16" calcext:value-type="float">
            <text:p>0,16</text:p>
          </table:table-cell>
          <table:table-cell table:style-name="ce7" table:formula="of:=[.O20]*[.O$3]" office:value-type="float" office:value="0.0658461538461538" calcext:value-type="float">
            <text:p>0,065846153846154</text:p>
          </table:table-cell>
          <table:table-cell table:style-name="ce5" table:formula="of:=[.S20]/[.A20]" office:value-type="float" office:value="0.0384615384615385" calcext:value-type="float">
            <text:p>0,038461538461539</text:p>
          </table:table-cell>
          <table:table-cell office:value-type="float" office:value="1" calcext:value-type="float">
            <text:p>1</text:p>
          </table:table-cell>
          <table:table-cell table:style-name="ce7" table:formula="of:=[.R20]*[.R$3]" office:value-type="float" office:value="0.292307692307692" calcext:value-type="float">
            <text:p>0,292307692307692</text:p>
          </table:table-cell>
          <table:table-cell table:style-name="ce5" table:formula="of:=[.V20]/[.A20]" office:value-type="float" office:value="0.00615384615384615" calcext:value-type="float">
            <text:p>0,006153846153846</text:p>
          </table:table-cell>
          <table:table-cell table:formula="of:=[.$A$1]+[.V19]" office:value-type="float" office:value="0.16" calcext:value-type="float">
            <text:p>0,16</text:p>
          </table:table-cell>
          <table:table-cell table:style-name="ce7" table:formula="of:=[.U20]*[.U$3]" office:value-type="float" office:value="0.0455384615384615" calcext:value-type="float">
            <text:p>0,045538461538462</text:p>
          </table:table-cell>
          <table:table-cell table:style-name="ce5" table:formula="of:=[.Y20]/[.A20]" office:value-type="float" office:value="0.0769230769230769" calcext:value-type="float">
            <text:p>0,076923076923077</text:p>
          </table:table-cell>
          <table:table-cell table:formula="of:=[.Y19]" office:value-type="float" office:value="2" calcext:value-type="float">
            <text:p>2</text:p>
          </table:table-cell>
          <table:table-cell table:style-name="ce7" table:formula="of:=[.X20]*[.X$3]" office:value-type="float" office:value="0.584615384615385" calcext:value-type="float">
            <text:p>0,584615384615385</text:p>
          </table:table-cell>
          <table:table-cell table:style-name="ce5" table:formula="of:=0.00000000000001/[.H20]" office:value-type="float" office:value="0.00000000000024074074" calcext:value-type="float">
            <text:p>2,4074074E-13</text:p>
          </table:table-cell>
          <table:table-cell table:formula="of:=[.AA20]*[.A20]" office:value-type="float" office:value="0.00000000000625925924" calcext:value-type="float">
            <text:p>6,25925924E-12</text:p>
          </table:table-cell>
          <table:table-cell table:formula="of:=[.AA20]*[.AA$3]" office:value-type="float" office:value="0.00000000000479074073" calcext:value-type="float">
            <text:p>4,790740726E-12</text:p>
          </table:table-cell>
          <table:table-cell table:formula="of:=[.D20]+[.G20]+[.K20]+[.N20]+[.Q20]+[.T20]+[.W20]+[.Z20]+[.AC20]+[.AF20]" office:value-type="float" office:value="2.84853846153483" calcext:value-type="float">
            <text:p>2,84853846153483</text:p>
          </table:table-cell>
          <table:table-cell table:style-name="ce6" table:formula="of:=2*[.B20]-[.E20]+3*[.L20]+2*[.O20]-[.R20]+[.U20] - [.X20]" office:value-type="float" office:value="-0.0415384615384615" calcext:value-type="float">
            <text:p>-0,041538461538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[.C21]/[.A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21]*[.B$3]" office:value-type="float" office:value="0" calcext:value-type="float">
            <text:p>0</text:p>
          </table:table-cell>
          <table:table-cell table:style-name="ce5" table:formula="of:=[.F21]/[.A21]" office:value-type="float" office:value="0.00259259259259259" calcext:value-type="float">
            <text:p>0,002592592592593</text:p>
          </table:table-cell>
          <table:table-cell table:formula="of:=[.F20]+[.$A$1]" office:value-type="float" office:value="0.07" calcext:value-type="float">
            <text:p>0,07</text:p>
          </table:table-cell>
          <table:table-cell table:style-name="ce7" table:formula="of:=[.E21]*[.E$3]" office:value-type="float" office:value="0.0158148148148148" calcext:value-type="float">
            <text:p>0,015814814814815</text:p>
          </table:table-cell>
          <table:table-cell table:style-name="ce5" table:formula="of:=(-[.AE21]+SQRT([.AE21]*[.AE21]-0.00000000000004))/2" office:value-type="float" office:value="0.0392592592590045" calcext:value-type="float">
            <text:p>0,039259259259005</text:p>
          </table:table-cell>
          <table:table-cell table:formula="of:=[.I20]-8*[.$A$1]" office:value-type="float" office:value="0.639999999999499" calcext:value-type="float">
            <text:p>0,639999999999499</text:p>
          </table:table-cell>
          <table:table-cell table:formula="of:=[.J20]-8*[.$A$1]" office:value-type="float" office:value="0.639999999999999" calcext:value-type="float">
            <text:p>0,639999999999999</text:p>
          </table:table-cell>
          <table:table-cell table:style-name="ce7" table:formula="of:=[.H21]*[.H$3]" office:value-type="float" office:value="1.37407407406516" calcext:value-type="float">
            <text:p>1,37407407406516</text:p>
          </table:table-cell>
          <table:table-cell table:style-name="ce5" table:formula="of:=[.M21]/[.A21]" office:value-type="float" office:value="0.0185185185185185" calcext:value-type="float">
            <text:p>0,018518518518519</text:p>
          </table:table-cell>
          <table:table-cell office:value-type="float" office:value="0.5" calcext:value-type="float">
            <text:p>0,5</text:p>
          </table:table-cell>
          <table:table-cell table:style-name="ce7" table:formula="of:=[.L21]*[.L$3]" office:value-type="float" office:value="0.377777777777778" calcext:value-type="float">
            <text:p>0,377777777777778</text:p>
          </table:table-cell>
          <table:table-cell table:style-name="ce5" table:formula="of:=[.P21]/[.A21]" office:value-type="float" office:value="0.0062962962962963" calcext:value-type="float">
            <text:p>0,006296296296296</text:p>
          </table:table-cell>
          <table:table-cell table:formula="of:=[.P20]+[.$A$1]" office:value-type="float" office:value="0.17" calcext:value-type="float">
            <text:p>0,17</text:p>
          </table:table-cell>
          <table:table-cell table:style-name="ce7" table:formula="of:=[.O21]*[.O$3]" office:value-type="float" office:value="0.0673703703703704" calcext:value-type="float">
            <text:p>0,06737037037037</text:p>
          </table:table-cell>
          <table:table-cell table:style-name="ce5" table:formula="of:=[.S21]/[.A21]" office:value-type="float" office:value="0.037037037037037" calcext:value-type="float">
            <text:p>0,037037037037037</text:p>
          </table:table-cell>
          <table:table-cell office:value-type="float" office:value="1" calcext:value-type="float">
            <text:p>1</text:p>
          </table:table-cell>
          <table:table-cell table:style-name="ce7" table:formula="of:=[.R21]*[.R$3]" office:value-type="float" office:value="0.281481481481481" calcext:value-type="float">
            <text:p>0,281481481481481</text:p>
          </table:table-cell>
          <table:table-cell table:style-name="ce5" table:formula="of:=[.V21]/[.A21]" office:value-type="float" office:value="0.0062962962962963" calcext:value-type="float">
            <text:p>0,006296296296296</text:p>
          </table:table-cell>
          <table:table-cell table:formula="of:=[.$A$1]+[.V20]" office:value-type="float" office:value="0.17" calcext:value-type="float">
            <text:p>0,17</text:p>
          </table:table-cell>
          <table:table-cell table:style-name="ce7" table:formula="of:=[.U21]*[.U$3]" office:value-type="float" office:value="0.0465925925925926" calcext:value-type="float">
            <text:p>0,046592592592593</text:p>
          </table:table-cell>
          <table:table-cell table:style-name="ce5" table:formula="of:=[.Y21]/[.A21]" office:value-type="float" office:value="0.0740740740740741" calcext:value-type="float">
            <text:p>0,074074074074074</text:p>
          </table:table-cell>
          <table:table-cell table:formula="of:=[.Y20]" office:value-type="float" office:value="2" calcext:value-type="float">
            <text:p>2</text:p>
          </table:table-cell>
          <table:table-cell table:style-name="ce7" table:formula="of:=[.X21]*[.X$3]" office:value-type="float" office:value="0.562962962962963" calcext:value-type="float">
            <text:p>0,562962962962963</text:p>
          </table:table-cell>
          <table:table-cell table:style-name="ce5" table:formula="of:=0.00000000000001/[.H21]" office:value-type="float" office:value="0.00000000000025471698" calcext:value-type="float">
            <text:p>2,5471698E-13</text:p>
          </table:table-cell>
          <table:table-cell table:formula="of:=[.AA21]*[.A21]" office:value-type="float" office:value="0.00000000000687735846" calcext:value-type="float">
            <text:p>6,87735846E-12</text:p>
          </table:table-cell>
          <table:table-cell table:formula="of:=[.AA21]*[.AA$3]" office:value-type="float" office:value="0.0000000000050688679" calcext:value-type="float">
            <text:p>5,068867902E-12</text:p>
          </table:table-cell>
          <table:table-cell table:formula="of:=[.D21]+[.G21]+[.K21]+[.N21]+[.Q21]+[.T21]+[.W21]+[.Z21]+[.AC21]+[.AF21]" office:value-type="float" office:value="2.72607407407023" calcext:value-type="float">
            <text:p>2,72607407407023</text:p>
          </table:table-cell>
          <table:table-cell table:style-name="ce6" table:formula="of:=2*[.B21]-[.E21]+3*[.L21]+2*[.O21]-[.R21]+[.U21] - [.X21]" office:value-type="float" office:value="-0.0392592592592592" calcext:value-type="float">
            <text:p>-0,0392592592592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[.C22]/[.A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22]*[.B$3]" office:value-type="float" office:value="0" calcext:value-type="float">
            <text:p>0</text:p>
          </table:table-cell>
          <table:table-cell table:style-name="ce5" table:formula="of:=[.F22]/[.A22]" office:value-type="float" office:value="0.00285714285714286" calcext:value-type="float">
            <text:p>0,002857142857143</text:p>
          </table:table-cell>
          <table:table-cell table:formula="of:=[.F21]+[.$A$1]" office:value-type="float" office:value="0.08" calcext:value-type="float">
            <text:p>0,08</text:p>
          </table:table-cell>
          <table:table-cell table:style-name="ce7" table:formula="of:=[.E22]*[.E$3]" office:value-type="float" office:value="0.0174285714285714" calcext:value-type="float">
            <text:p>0,017428571428571</text:p>
          </table:table-cell>
          <table:table-cell table:style-name="ce5" table:formula="of:=(-[.AE22]+SQRT([.AE22]*[.AE22]-0.00000000000004))/2" office:value-type="float" office:value="0.0371428571425879" calcext:value-type="float">
            <text:p>0,037142857142588</text:p>
          </table:table-cell>
          <table:table-cell table:formula="of:=[.I21]-8*[.$A$1]" office:value-type="float" office:value="0.559999999999499" calcext:value-type="float">
            <text:p>0,559999999999499</text:p>
          </table:table-cell>
          <table:table-cell table:formula="of:=[.J21]-8*[.$A$1]" office:value-type="float" office:value="0.559999999999999" calcext:value-type="float">
            <text:p>0,559999999999999</text:p>
          </table:table-cell>
          <table:table-cell table:style-name="ce7" table:formula="of:=[.H22]*[.H$3]" office:value-type="float" office:value="1.29999999999058" calcext:value-type="float">
            <text:p>1,29999999999058</text:p>
          </table:table-cell>
          <table:table-cell table:style-name="ce5" table:formula="of:=[.M22]/[.A22]" office:value-type="float" office:value="0.0178571428571429" calcext:value-type="float">
            <text:p>0,017857142857143</text:p>
          </table:table-cell>
          <table:table-cell office:value-type="float" office:value="0.5" calcext:value-type="float">
            <text:p>0,5</text:p>
          </table:table-cell>
          <table:table-cell table:style-name="ce7" table:formula="of:=[.L22]*[.L$3]" office:value-type="float" office:value="0.364285714285714" calcext:value-type="float">
            <text:p>0,364285714285714</text:p>
          </table:table-cell>
          <table:table-cell table:style-name="ce5" table:formula="of:=[.P22]/[.A22]" office:value-type="float" office:value="0.00642857142857143" calcext:value-type="float">
            <text:p>0,006428571428571</text:p>
          </table:table-cell>
          <table:table-cell table:formula="of:=[.P21]+[.$A$1]" office:value-type="float" office:value="0.18" calcext:value-type="float">
            <text:p>0,18</text:p>
          </table:table-cell>
          <table:table-cell table:style-name="ce7" table:formula="of:=[.O22]*[.O$3]" office:value-type="float" office:value="0.0687857142857143" calcext:value-type="float">
            <text:p>0,068785714285714</text:p>
          </table:table-cell>
          <table:table-cell table:style-name="ce5" table:formula="of:=[.S22]/[.A22]" office:value-type="float" office:value="0.0357142857142857" calcext:value-type="float">
            <text:p>0,035714285714286</text:p>
          </table:table-cell>
          <table:table-cell office:value-type="float" office:value="1" calcext:value-type="float">
            <text:p>1</text:p>
          </table:table-cell>
          <table:table-cell table:style-name="ce7" table:formula="of:=[.R22]*[.R$3]" office:value-type="float" office:value="0.271428571428571" calcext:value-type="float">
            <text:p>0,271428571428571</text:p>
          </table:table-cell>
          <table:table-cell table:style-name="ce5" table:formula="of:=[.V22]/[.A22]" office:value-type="float" office:value="0.00642857142857143" calcext:value-type="float">
            <text:p>0,006428571428571</text:p>
          </table:table-cell>
          <table:table-cell table:formula="of:=[.$A$1]+[.V21]" office:value-type="float" office:value="0.18" calcext:value-type="float">
            <text:p>0,18</text:p>
          </table:table-cell>
          <table:table-cell table:style-name="ce7" table:formula="of:=[.U22]*[.U$3]" office:value-type="float" office:value="0.0475714285714286" calcext:value-type="float">
            <text:p>0,047571428571429</text:p>
          </table:table-cell>
          <table:table-cell table:style-name="ce5" table:formula="of:=[.Y22]/[.A22]" office:value-type="float" office:value="0.0714285714285714" calcext:value-type="float">
            <text:p>0,071428571428571</text:p>
          </table:table-cell>
          <table:table-cell table:formula="of:=[.Y21]" office:value-type="float" office:value="2" calcext:value-type="float">
            <text:p>2</text:p>
          </table:table-cell>
          <table:table-cell table:style-name="ce7" table:formula="of:=[.X22]*[.X$3]" office:value-type="float" office:value="0.542857142857143" calcext:value-type="float">
            <text:p>0,542857142857143</text:p>
          </table:table-cell>
          <table:table-cell table:style-name="ce5" table:formula="of:=0.00000000000001/[.H22]" office:value-type="float" office:value="0.00000000000026923077" calcext:value-type="float">
            <text:p>2,6923077E-13</text:p>
          </table:table-cell>
          <table:table-cell table:formula="of:=[.AA22]*[.A22]" office:value-type="float" office:value="0.00000000000753846156" calcext:value-type="float">
            <text:p>7,53846156E-12</text:p>
          </table:table-cell>
          <table:table-cell table:formula="of:=[.AA22]*[.AA$3]" office:value-type="float" office:value="0.00000000000535769232" calcext:value-type="float">
            <text:p>5,357692323E-12</text:p>
          </table:table-cell>
          <table:table-cell table:formula="of:=[.D22]+[.G22]+[.K22]+[.N22]+[.Q22]+[.T22]+[.W22]+[.Z22]+[.AC22]+[.AF22]" office:value-type="float" office:value="2.61235714285308" calcext:value-type="float">
            <text:p>2,61235714285308</text:p>
          </table:table-cell>
          <table:table-cell table:style-name="ce6" table:formula="of:=2*[.B22]-[.E22]+3*[.L22]+2*[.O22]-[.R22]+[.U22] - [.X22]" office:value-type="float" office:value="-0.0371428571428571" calcext:value-type="float">
            <text:p>-0,037142857142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[.C23]/[.A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23]*[.B$3]" office:value-type="float" office:value="0" calcext:value-type="float">
            <text:p>0</text:p>
          </table:table-cell>
          <table:table-cell table:style-name="ce5" table:formula="of:=[.F23]/[.A23]" office:value-type="float" office:value="0.00310344827586207" calcext:value-type="float">
            <text:p>0,003103448275862</text:p>
          </table:table-cell>
          <table:table-cell table:formula="of:=[.F22]+[.$A$1]" office:value-type="float" office:value="0.09" calcext:value-type="float">
            <text:p>0,09</text:p>
          </table:table-cell>
          <table:table-cell table:style-name="ce7" table:formula="of:=[.E23]*[.E$3]" office:value-type="float" office:value="0.0189310344827586" calcext:value-type="float">
            <text:p>0,018931034482759</text:p>
          </table:table-cell>
          <table:table-cell table:style-name="ce5" table:formula="of:=(-[.AE23]+SQRT([.AE23]*[.AE23]-0.00000000000004))/2" office:value-type="float" office:value="0.0351724137928191" calcext:value-type="float">
            <text:p>0,035172413792819</text:p>
          </table:table-cell>
          <table:table-cell table:formula="of:=[.I22]-8*[.$A$1]" office:value-type="float" office:value="0.479999999999499" calcext:value-type="float">
            <text:p>0,479999999999499</text:p>
          </table:table-cell>
          <table:table-cell table:formula="of:=[.J22]-8*[.$A$1]" office:value-type="float" office:value="0.479999999999999" calcext:value-type="float">
            <text:p>0,479999999999999</text:p>
          </table:table-cell>
          <table:table-cell table:style-name="ce7" table:formula="of:=[.H23]*[.H$3]" office:value-type="float" office:value="1.23103448274867" calcext:value-type="float">
            <text:p>1,23103448274867</text:p>
          </table:table-cell>
          <table:table-cell table:style-name="ce5" table:formula="of:=[.M23]/[.A23]" office:value-type="float" office:value="0.0172413793103448" calcext:value-type="float">
            <text:p>0,017241379310345</text:p>
          </table:table-cell>
          <table:table-cell office:value-type="float" office:value="0.5" calcext:value-type="float">
            <text:p>0,5</text:p>
          </table:table-cell>
          <table:table-cell table:style-name="ce7" table:formula="of:=[.L23]*[.L$3]" office:value-type="float" office:value="0.351724137931034" calcext:value-type="float">
            <text:p>0,351724137931034</text:p>
          </table:table-cell>
          <table:table-cell table:style-name="ce5" table:formula="of:=[.P23]/[.A23]" office:value-type="float" office:value="0.00655172413793104" calcext:value-type="float">
            <text:p>0,006551724137931</text:p>
          </table:table-cell>
          <table:table-cell table:formula="of:=[.P22]+[.$A$1]" office:value-type="float" office:value="0.19" calcext:value-type="float">
            <text:p>0,19</text:p>
          </table:table-cell>
          <table:table-cell table:style-name="ce7" table:formula="of:=[.O23]*[.O$3]" office:value-type="float" office:value="0.0701034482758621" calcext:value-type="float">
            <text:p>0,070103448275862</text:p>
          </table:table-cell>
          <table:table-cell table:style-name="ce5" table:formula="of:=[.S23]/[.A23]" office:value-type="float" office:value="0.0344827586206897" calcext:value-type="float">
            <text:p>0,03448275862069</text:p>
          </table:table-cell>
          <table:table-cell office:value-type="float" office:value="1" calcext:value-type="float">
            <text:p>1</text:p>
          </table:table-cell>
          <table:table-cell table:style-name="ce7" table:formula="of:=[.R23]*[.R$3]" office:value-type="float" office:value="0.262068965517241" calcext:value-type="float">
            <text:p>0,262068965517241</text:p>
          </table:table-cell>
          <table:table-cell table:style-name="ce5" table:formula="of:=[.V23]/[.A23]" office:value-type="float" office:value="0.00655172413793104" calcext:value-type="float">
            <text:p>0,006551724137931</text:p>
          </table:table-cell>
          <table:table-cell table:formula="of:=[.$A$1]+[.V22]" office:value-type="float" office:value="0.19" calcext:value-type="float">
            <text:p>0,19</text:p>
          </table:table-cell>
          <table:table-cell table:style-name="ce7" table:formula="of:=[.U23]*[.U$3]" office:value-type="float" office:value="0.0484827586206897" calcext:value-type="float">
            <text:p>0,04848275862069</text:p>
          </table:table-cell>
          <table:table-cell table:style-name="ce5" table:formula="of:=[.Y23]/[.A23]" office:value-type="float" office:value="0.0689655172413793" calcext:value-type="float">
            <text:p>0,068965517241379</text:p>
          </table:table-cell>
          <table:table-cell table:formula="of:=[.Y22]" office:value-type="float" office:value="2" calcext:value-type="float">
            <text:p>2</text:p>
          </table:table-cell>
          <table:table-cell table:style-name="ce7" table:formula="of:=[.X23]*[.X$3]" office:value-type="float" office:value="0.524137931034483" calcext:value-type="float">
            <text:p>0,524137931034483</text:p>
          </table:table-cell>
          <table:table-cell table:style-name="ce5" table:formula="of:=0.00000000000001/[.H23]" office:value-type="float" office:value="0.00000000000028431373" calcext:value-type="float">
            <text:p>2,8431373E-13</text:p>
          </table:table-cell>
          <table:table-cell table:formula="of:=[.AA23]*[.A23]" office:value-type="float" office:value="0.00000000000824509817" calcext:value-type="float">
            <text:p>8,24509817E-12</text:p>
          </table:table-cell>
          <table:table-cell table:formula="of:=[.AA23]*[.AA$3]" office:value-type="float" office:value="0.00000000000565784323" calcext:value-type="float">
            <text:p>5,657843227E-12</text:p>
          </table:table-cell>
          <table:table-cell table:formula="of:=[.D23]+[.G23]+[.K23]+[.N23]+[.Q23]+[.T23]+[.W23]+[.Z23]+[.AC23]+[.AF23]" office:value-type="float" office:value="2.5064827586164" calcext:value-type="float">
            <text:p>2,5064827586164</text:p>
          </table:table-cell>
          <table:table-cell table:style-name="ce6" table:formula="of:=2*[.B23]-[.E23]+3*[.L23]+2*[.O23]-[.R23]+[.U23] - [.X23]" office:value-type="float" office:value="-0.0351724137931034" calcext:value-type="float">
            <text:p>-0,035172413793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[.C24]/[.A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B24]*[.B$3]" office:value-type="float" office:value="0" calcext:value-type="float">
            <text:p>0</text:p>
          </table:table-cell>
          <table:table-cell table:style-name="ce5" table:formula="of:=[.F24]/[.A24]" office:value-type="float" office:value="0.00333333333333333" calcext:value-type="float">
            <text:p>0,003333333333333</text:p>
          </table:table-cell>
          <table:table-cell table:formula="of:=[.F23]+[.$A$1]" office:value-type="float" office:value="0.1" calcext:value-type="float">
            <text:p>0,1</text:p>
          </table:table-cell>
          <table:table-cell table:style-name="ce7" table:formula="of:=[.E24]*[.E$3]" office:value-type="float" office:value="0.0203333333333333" calcext:value-type="float">
            <text:p>0,020333333333333</text:p>
          </table:table-cell>
          <table:table-cell table:style-name="ce5" table:formula="of:=(-[.AE24]+SQRT([.AE24]*[.AE24]-0.00000000000004))/2" office:value-type="float" office:value="0.0333333333330333" calcext:value-type="float">
            <text:p>0,033333333333033</text:p>
          </table:table-cell>
          <table:table-cell table:formula="of:=[.I23]-8*[.$A$1]" office:value-type="float" office:value="0.399999999999499" calcext:value-type="float">
            <text:p>0,399999999999499</text:p>
          </table:table-cell>
          <table:table-cell table:formula="of:=[.J23]-8*[.$A$1]" office:value-type="float" office:value="0.399999999999999" calcext:value-type="float">
            <text:p>0,399999999999999</text:p>
          </table:table-cell>
          <table:table-cell table:style-name="ce7" table:formula="of:=[.H24]*[.H$3]" office:value-type="float" office:value="1.16666666665617" calcext:value-type="float">
            <text:p>1,16666666665617</text:p>
          </table:table-cell>
          <table:table-cell table:style-name="ce5" table:formula="of:=[.M24]/[.A24]" office:value-type="float" office:value="0.0166666666666667" calcext:value-type="float">
            <text:p>0,016666666666667</text:p>
          </table:table-cell>
          <table:table-cell office:value-type="float" office:value="0.5" calcext:value-type="float">
            <text:p>0,5</text:p>
          </table:table-cell>
          <table:table-cell table:style-name="ce7" table:formula="of:=[.L24]*[.L$3]" office:value-type="float" office:value="0.34" calcext:value-type="float">
            <text:p>0,34</text:p>
          </table:table-cell>
          <table:table-cell table:style-name="ce5" table:formula="of:=[.P24]/[.A24]" office:value-type="float" office:value="0.00666666666666667" calcext:value-type="float">
            <text:p>0,006666666666667</text:p>
          </table:table-cell>
          <table:table-cell table:formula="of:=[.P23]+[.$A$1]" office:value-type="float" office:value="0.2" calcext:value-type="float">
            <text:p>0,2</text:p>
          </table:table-cell>
          <table:table-cell table:style-name="ce7" table:formula="of:=[.O24]*[.O$3]" office:value-type="float" office:value="0.0713333333333333" calcext:value-type="float">
            <text:p>0,071333333333333</text:p>
          </table:table-cell>
          <table:table-cell table:style-name="ce5" table:formula="of:=[.S24]/[.A24]" office:value-type="float" office:value="0.0333333333333333" calcext:value-type="float">
            <text:p>0,033333333333333</text:p>
          </table:table-cell>
          <table:table-cell office:value-type="float" office:value="1" calcext:value-type="float">
            <text:p>1</text:p>
          </table:table-cell>
          <table:table-cell table:style-name="ce7" table:formula="of:=[.R24]*[.R$3]" office:value-type="float" office:value="0.253333333333333" calcext:value-type="float">
            <text:p>0,253333333333333</text:p>
          </table:table-cell>
          <table:table-cell table:style-name="ce5" table:formula="of:=[.V24]/[.A24]" office:value-type="float" office:value="0.00666666666666667" calcext:value-type="float">
            <text:p>0,006666666666667</text:p>
          </table:table-cell>
          <table:table-cell table:formula="of:=[.$A$1]+[.V23]" office:value-type="float" office:value="0.2" calcext:value-type="float">
            <text:p>0,2</text:p>
          </table:table-cell>
          <table:table-cell table:style-name="ce7" table:formula="of:=[.U24]*[.U$3]" office:value-type="float" office:value="0.0493333333333333" calcext:value-type="float">
            <text:p>0,049333333333333</text:p>
          </table:table-cell>
          <table:table-cell table:style-name="ce5" table:formula="of:=[.Y24]/[.A24]" office:value-type="float" office:value="0.0666666666666667" calcext:value-type="float">
            <text:p>0,066666666666667</text:p>
          </table:table-cell>
          <table:table-cell table:formula="of:=[.Y23]" office:value-type="float" office:value="2" calcext:value-type="float">
            <text:p>2</text:p>
          </table:table-cell>
          <table:table-cell table:style-name="ce7" table:formula="of:=[.X24]*[.X$3]" office:value-type="float" office:value="0.506666666666667" calcext:value-type="float">
            <text:p>0,506666666666667</text:p>
          </table:table-cell>
          <table:table-cell table:style-name="ce5" table:formula="of:=0.00000000000001/[.H24]" office:value-type="float" office:value="0.0000000000003" calcext:value-type="float">
            <text:p>3E-13</text:p>
          </table:table-cell>
          <table:table-cell table:formula="of:=[.AA24]*[.A24]" office:value-type="float" office:value="0.000000000009" calcext:value-type="float">
            <text:p>9E-12</text:p>
          </table:table-cell>
          <table:table-cell table:formula="of:=[.AA24]*[.AA$3]" office:value-type="float" office:value="0.00000000000597" calcext:value-type="float">
            <text:p>5,97E-12</text:p>
          </table:table-cell>
          <table:table-cell table:formula="of:=[.D24]+[.G24]+[.K24]+[.N24]+[.Q24]+[.T24]+[.W24]+[.Z24]+[.AC24]+[.AF24]" office:value-type="float" office:value="2.40766666666214" calcext:value-type="float">
            <text:p>2,40766666666214</text:p>
          </table:table-cell>
          <table:table-cell table:style-name="ce6" table:formula="of:=2*[.B24]-[.E24]+3*[.L24]+2*[.O24]-[.R24]+[.U24] - [.X24]" office:value-type="float" office:value="-0.0333333333333333" calcext:value-type="float">
            <text:p>-0,0333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 table:number-columns-repeated="2"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 table:formula="of:=-LOG(0.2)" office:value-type="float" office:value="0.698970004336019" calcext:value-type="float">
            <text:p>0,698970004336019</text:p>
          </table:table-cell>
          <table:table-cell table:number-columns-repeated="2"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 table:number-columns-repeated="2"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/>
          <table:table-cell table:style-name="ce7"/>
          <table:table-cell table:style-name="ce5"/>
          <table:table-cell table:number-columns-repeated="4"/>
        </table:table-row>
        <table:table-row table:style-name="ro1" table:number-rows-repeated="104854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3:06:04.762826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20T18:37:12.639161548</meta:creation-date>
    <dc:date>2021-06-22T13:06:13.076310487</dc:date>
    <meta:editing-duration>PT47M19S</meta:editing-duration>
    <meta:editing-cycles>5</meta:editing-cycles>
    <meta:generator>LibreOffice/7.1.3.2$Linux_X86_64 LibreOffice_project/47f78053abe362b9384784d31a6e56f8511eb1c1</meta:generator>
    <meta:document-statistic meta:table-count="1" meta:cell-count="6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4:Feuille1.A24 Feuille1.AD4:Feuille1.AD24" svg:x="0.32cm" svg:y="0.18cm" svg:width="15.36cm" svg:height="8.64cm">
          <chart:coordinate-region svg:x="0.758cm" svg:y="0.382cm" svg:width="14.546cm" svg:height="7.7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AD4:Feuille1.AD24" chart:class="chart:scatter">
            <chart:domain table:cell-range-address="Feuille1.A4:Feuille1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4:Feuille1.A24</svg:desc>
                </draw:g>
              </table:table-cell>
              <table:table-cell office:value-type="float" office:value="9.81499999999924">
                <text:p>9.81499999999924</text:p>
                <draw:g>
                  <svg:desc>Feuille1.AD4:Feuille1.A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8.72872727272641">
                <text:p>8.72872727272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.82349999999901">
                <text:p>7.82349999999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.05753846153734">
                <text:p>7.05753846153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.40099999999874">
                <text:p>6.40099999999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.83199999999858">
                <text:p>5.83199999999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.33412499999842">
                <text:p>5.33412499999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89482352940998">
                <text:p>4.89482352940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50433333333133">
                <text:p>4.50433333333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15494736841881">
                <text:p>4.15494736841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.84049999999749">
                <text:p>3.84049999999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.63580952380684">
                <text:p>3.6358095238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.44972727272441">
                <text:p>3.4497272727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.27982608695347">
                <text:p>3.27982608695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.12408333333009">
                <text:p>3.12408333333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.98079999999657">
                <text:p>2.98079999999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.84853846153483">
                <text:p>2.84853846153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.72607407407023">
                <text:p>2.72607407407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.61235714285308">
                <text:p>2.61235714285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5064827586164">
                <text:p>2.5064827586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.40766666666214">
                <text:p>2.40766666666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47f78053abe362b9384784d31a6e56f8511eb1c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